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2.45in"/>
    </style:style>
    <style:style style:name="co4" style:family="table-column">
      <style:table-column-properties fo:break-before="auto" style:column-width="1.5752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1.05in"/>
    </style:style>
    <style:style style:name="co10" style:family="table-column">
      <style:table-column-properties fo:break-before="auto" style:column-width="2.916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5.25in"/>
    </style:style>
    <style:style style:name="co13" style:family="table-column">
      <style:table-column-properties fo:break-before="auto" style:column-width="2.5374in"/>
    </style:style>
    <style:style style:name="co14" style:family="table-column">
      <style:table-column-properties fo:break-before="auto" style:column-width="1.9252in"/>
    </style:style>
    <style:style style:name="co15" style:family="table-column">
      <style:table-column-properties fo:break-before="auto" style:column-width="2.0126in"/>
    </style:style>
    <style:style style:name="co16" style:family="table-column">
      <style:table-column-properties fo:break-before="auto" style:column-width="1.5866in"/>
    </style:style>
    <style:style style:name="co17" style:family="table-column">
      <style:table-column-properties fo:break-before="auto" style:column-width="0.752in"/>
    </style:style>
    <style:style style:name="co18" style:family="table-column">
      <style:table-column-properties fo:break-before="auto" style:column-width="0.612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Cases">
      <style:table-properties table:display="true" style:writing-mode="lr-tb"/>
    </style:style>
    <style:style style:name="ta2" style:family="table" style:master-page-name="PageStyle_5f_User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number-columns-repeated="16356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tem UID</text:p>
          </table:table-cell>
          <table:table-cell office:value-type="string" calcext:value-type="string">
            <text:p>Stem Manufacturer</text:p>
          </table:table-cell>
          <table:table-cell office:value-type="string" calcext:value-type="string">
            <text:p>Stem Enum</text:p>
          </table:table-cell>
          <table:table-cell office:value-type="string" calcext:value-type="string">
            <text:p>Stem Friendly Name</text:p>
          </table:table-cell>
          <table:table-cell office:value-type="string" calcext:value-type="string">
            <text:p>Rotation Mode</text:p>
          </table:table-cell>
          <table:table-cell office:value-type="string" calcext:value-type="string">
            <text:p>Requested Side</text:p>
          </table:table-cell>
          <table:table-cell office:value-type="string" calcext:value-type="string">
            <text:p>Configured Side</text:p>
          </table:table-cell>
          <table:table-cell office:value-type="string" calcext:value-type="string">
            <text:p>Stem State</text:p>
          </table:table-cell>
          <table:table-cell office:value-type="string" calcext:value-type="string">
            <text:p>Stem RCC ID</text:p>
          </table:table-cell>
          <table:table-cell office:value-type="string" calcext:value-type="string">
            <text:p>Scalar Array</text:p>
          </table:table-cell>
          <table:table-cell office:value-type="string" calcext:value-type="string">
            <text:p>Scalar Min</text:p>
          </table:table-cell>
          <table:table-cell office:value-type="string" calcext:value-type="string">
            <text:p>Scalar Max</text:p>
          </table:table-cell>
          <table:table-cell office:value-type="string" calcext:value-type="string">
            <text:p>Total Points</text:p>
          </table:table-cell>
          <table:table-cell office:value-type="string" calcext:value-type="string">
            <text:p>Volume Name</text:p>
          </table:table-cell>
          <table:table-cell office:value-type="string" calcext:value-type="string">
            <text:p>Volume Path</text:p>
          </table:table-cell>
          <table:table-cell office:value-type="string" calcext:value-type="string">
            <text:p>Original Stem VTP</text:p>
          </table:table-cell>
          <table:table-cell office:value-type="string" calcext:value-type="string">
            <text:p>Metrics XML</text:p>
          </table:table-cell>
          <table:table-cell office:value-type="string" calcext:value-type="string">
            <text:p>Generated At</text:p>
          </table:table-cell>
          <table:table-cell office:value-type="string" calcext:value-type="string">
            <text:p>Cortical Count</text:p>
          </table:table-cell>
          <table:table-cell office:value-type="string" calcext:value-type="string">
            <text:p>Cortical Percent (%)</text:p>
          </table:table-cell>
          <table:table-cell office:value-type="string" calcext:value-type="string">
            <text:p>Loosening Count</text:p>
          </table:table-cell>
          <table:table-cell office:value-type="string" calcext:value-type="string">
            <text:p>Loosening Percent (%)</text:p>
          </table:table-cell>
          <table:table-cell office:value-type="string" calcext:value-type="string">
            <text:p>MicroMove Count</text:p>
          </table:table-cell>
          <table:table-cell office:value-type="string" calcext:value-type="string">
            <text:p>MicroMove Percent (%)</text:p>
          </table:table-cell>
          <table:table-cell office:value-type="string" calcext:value-type="string">
            <text:p>Stable Count</text:p>
          </table:table-cell>
          <table:table-cell office:value-type="string" calcext:value-type="string">
            <text:p>Stable Percent (%)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1-M-30</text:p>
          </table:table-cell>
          <table:table-cell office:value-type="string" calcext:value-type="string">
            <text:p>130506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7</text:p>
          </table:table-cell>
          <table:table-cell office:value-type="string" calcext:value-type="string">
            <text:p>STEM STD 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5_10092335_V01</text:p>
          </table:table-cell>
          <table:table-cell office:value-type="string" calcext:value-type="string">
            <text:p>VolumeScalars</text:p>
          </table:table-cell>
          <table:table-cell office:value-type="float" office:value="-505" calcext:value-type="float">
            <text:p>-505</text:p>
          </table:table-cell>
          <table:table-cell office:value-type="float" office:value="1463" calcext:value-type="float">
            <text:p>1463</text:p>
          </table:table-cell>
          <table:table-cell office:value-type="float" office:value="13490" calcext:value-type="float">
            <text:p>13490</text:p>
          </table:table-cell>
          <table:table-cell office:value-type="string" calcext:value-type="string">
            <text:p>1.2.840.114356.270937472228232525423838658850315419768.nii.gz</text:p>
          </table:table-cell>
          <table:table-cell office:value-type="string" calcext:value-type="string">
            <text:p>/home/developer/Projects/Code/AZDiffRadio/outputs/classif_2/001-M-30/Dataset/series_by_id/1.2.840.114356.270937472228232525423838658850315419768/nifti/1.2.840.114356.270937472228232525423838658850315419768.nii.gz</text:p>
          </table:table-cell>
          <table:table-cell office:value-type="string" calcext:value-type="string">
            <text:p>/mnt/localstore1/H001/001-M-30/Mediplan3D/Slicer-exports/1.2.840.114356.270937472228232525423838658850315419768_stem_original.vtp</text:p>
          </table:table-cell>
          <table:table-cell office:value-type="string" calcext:value-type="string">
            <text:p>/mnt/localstore1/H001/001-M-30/Mediplan3D/Slicer-exports/1.2.840.114356.270937472228232525423838658850315419768_stem_metrics.xml</text:p>
          </table:table-cell>
          <table:table-cell office:value-type="string" calcext:value-type="string">
            <text:p>2025-12-09T23:35:39.911893Z</text:p>
          </table:table-cell>
          <table:table-cell office:value-type="float" office:value="93" calcext:value-type="float">
            <text:p>93</text:p>
          </table:table-cell>
          <table:table-cell office:value-type="float" office:value="0.6894" calcext:value-type="float">
            <text:p>0.6894</text:p>
          </table:table-cell>
          <table:table-cell office:value-type="float" office:value="3098" calcext:value-type="float">
            <text:p>3098</text:p>
          </table:table-cell>
          <table:table-cell office:value-type="float" office:value="22.9652" calcext:value-type="float">
            <text:p>22.9652</text:p>
          </table:table-cell>
          <table:table-cell office:value-type="float" office:value="5669" calcext:value-type="float">
            <text:p>5669</text:p>
          </table:table-cell>
          <table:table-cell office:value-type="float" office:value="42.0237" calcext:value-type="float">
            <text:p>42.0237</text:p>
          </table:table-cell>
          <table:table-cell office:value-type="float" office:value="4600" calcext:value-type="float">
            <text:p>4600</text:p>
          </table:table-cell>
          <table:table-cell office:value-type="float" office:value="34.0993" calcext:value-type="float">
            <text:p>34.099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2-F-36</text:p>
          </table:table-cell>
          <table:table-cell office:value-type="string" calcext:value-type="string">
            <text:p>130508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9</text:p>
          </table:table-cell>
          <table:table-cell office:value-type="string" calcext:value-type="string">
            <text:p>STEM STD 9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7_10092337_V01</text:p>
          </table:table-cell>
          <table:table-cell office:value-type="string" calcext:value-type="string">
            <text:p>VolumeScalars</text:p>
          </table:table-cell>
          <table:table-cell office:value-type="float" office:value="-28329" calcext:value-type="float">
            <text:p>-28329</text:p>
          </table:table-cell>
          <table:table-cell office:value-type="float" office:value="285535" calcext:value-type="float">
            <text:p>285535</text:p>
          </table:table-cell>
          <table:table-cell office:value-type="float" office:value="13306" calcext:value-type="float">
            <text:p>13306</text:p>
          </table:table-cell>
          <table:table-cell office:value-type="string" calcext:value-type="string">
            <text:p>1.2.840.114356.296552157972175411287775520654979109463_stack_03.nii.gz</text:p>
          </table:table-cell>
          <table:table-cell office:value-type="string" calcext:value-type="string">
            <text:p>/home/developer/Projects/Code/AZDiffRadio/outputs/classif_2/002-F-36/Dataset/series_by_id/1.2.840.114356.296552157972175411287775520654979109463/stacks/stack_03/nifti/1.2.840.114356.296552157972175411287775520654979109463_stack_03.nii.gz</text:p>
          </table:table-cell>
          <table:table-cell office:value-type="string" calcext:value-type="string">
            <text:p>/mnt/localstore1/H001/002-F-36/Mediplan3D/Slicer-exports/1.2.840.114356.296552157972175411287775520654979109463_stack_03_stem_original.vtp</text:p>
          </table:table-cell>
          <table:table-cell office:value-type="string" calcext:value-type="string">
            <text:p>/mnt/localstore1/H001/002-F-36/Mediplan3D/Slicer-exports/1.2.840.114356.296552157972175411287775520654979109463_stack_03_stem_metrics.xml</text:p>
          </table:table-cell>
          <table:table-cell office:value-type="string" calcext:value-type="string">
            <text:p>2025-12-09T23:35:54.365002Z</text:p>
          </table:table-cell>
          <table:table-cell office:value-type="float" office:value="49" calcext:value-type="float">
            <text:p>49</text:p>
          </table:table-cell>
          <table:table-cell office:value-type="float" office:value="0.3683" calcext:value-type="float">
            <text:p>0.3683</text:p>
          </table:table-cell>
          <table:table-cell office:value-type="float" office:value="55" calcext:value-type="float">
            <text:p>55</text:p>
          </table:table-cell>
          <table:table-cell office:value-type="float" office:value="0.4133" calcext:value-type="float">
            <text:p>0.4133</text:p>
          </table:table-cell>
          <table:table-cell office:value-type="float" office:value="38" calcext:value-type="float">
            <text:p>38</text:p>
          </table:table-cell>
          <table:table-cell office:value-type="float" office:value="0.2856" calcext:value-type="float">
            <text:p>0.2856</text:p>
          </table:table-cell>
          <table:table-cell office:value-type="float" office:value="97" calcext:value-type="float">
            <text:p>97</text:p>
          </table:table-cell>
          <table:table-cell office:value-type="float" office:value="0.729" calcext:value-type="float">
            <text:p>0.72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3-M-49</text:p>
          </table:table-cell>
          <table:table-cell office:value-type="string" calcext:value-type="string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VolumeScalars</text:p>
          </table:table-cell>
          <table:table-cell office:value-type="float" office:value="-472" calcext:value-type="float">
            <text:p>-472</text:p>
          </table:table-cell>
          <table:table-cell office:value-type="float" office:value="2234" calcext:value-type="float">
            <text:p>2234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1.2.840.114356.51122251289838353870866421778568212153.nii.gz</text:p>
          </table:table-cell>
          <table:table-cell office:value-type="string" calcext:value-type="string">
            <text:p>/home/developer/Projects/Code/AZDiffRadio/outputs/classif_2/003-M-49/Dataset/series_by_id/1.2.840.114356.51122251289838353870866421778568212153/nifti/1.2.840.114356.51122251289838353870866421778568212153.nii.gz</text:p>
          </table:table-cell>
          <table:table-cell office:value-type="string" calcext:value-type="string">
            <text:p>/mnt/localstore1/H001/003-M-49/Mediplan3D/Slicer-exports/1.2.840.114356.51122251289838353870866421778568212153_stem_original.vtp</text:p>
          </table:table-cell>
          <table:table-cell office:value-type="string" calcext:value-type="string">
            <text:p>/mnt/localstore1/H001/003-M-49/Mediplan3D/Slicer-exports/1.2.840.114356.51122251289838353870866421778568212153_stem_metrics.xml</text:p>
          </table:table-cell>
          <table:table-cell office:value-type="string" calcext:value-type="string">
            <text:p>2025-12-09T23:36:09.408100Z</text:p>
          </table:table-cell>
          <table:table-cell office:value-type="float" office:value="11886" calcext:value-type="float">
            <text:p>11886</text:p>
          </table:table-cell>
          <table:table-cell office:value-type="float" office:value="30.5561" calcext:value-type="float">
            <text:p>30.5561</text:p>
          </table:table-cell>
          <table:table-cell office:value-type="float" office:value="1017" calcext:value-type="float">
            <text:p>1017</text:p>
          </table:table-cell>
          <table:table-cell office:value-type="float" office:value="2.6145" calcext:value-type="float">
            <text:p>2.6145</text:p>
          </table:table-cell>
          <table:table-cell office:value-type="float" office:value="2081" calcext:value-type="float">
            <text:p>2081</text:p>
          </table:table-cell>
          <table:table-cell office:value-type="float" office:value="5.3498" calcext:value-type="float">
            <text:p>5.3498</text:p>
          </table:table-cell>
          <table:table-cell office:value-type="float" office:value="7212" calcext:value-type="float">
            <text:p>7212</text:p>
          </table:table-cell>
          <table:table-cell office:value-type="float" office:value="18.5403" calcext:value-type="float">
            <text:p>18.54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4-F-71</text:p>
          </table:table-cell>
          <table:table-cell office:value-type="string" calcext:value-type="string">
            <text:p>130505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4_10092334_V01</text:p>
          </table:table-cell>
          <table:table-cell office:value-type="string" calcext:value-type="string">
            <text:p>VolumeScalars</text:p>
          </table:table-cell>
          <table:table-cell office:value-type="float" office:value="-1965527290" calcext:value-type="float">
            <text:p>-1965527290</text:p>
          </table:table-cell>
          <table:table-cell office:value-type="float" office:value="1977509715" calcext:value-type="float">
            <text:p>1977509715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1.2.840.114356.318435629158519937744750809549776596262_stack_03.nii.gz</text:p>
          </table:table-cell>
          <table:table-cell office:value-type="string" calcext:value-type="string">
            <text:p>/home/developer/Projects/Code/AZDiffRadio/outputs/classif_2/004-F-71/Dataset/series_by_id/1.2.840.114356.318435629158519937744750809549776596262/stacks/stack_03/nifti/1.2.840.114356.318435629158519937744750809549776596262_stack_03.nii.gz</text:p>
          </table:table-cell>
          <table:table-cell office:value-type="string" calcext:value-type="string">
            <text:p>/mnt/localstore1/H001/004-F-71/Mediplan3D/Slicer-exports/1.2.840.114356.318435629158519937744750809549776596262_stack_03_stem_original.vtp</text:p>
          </table:table-cell>
          <table:table-cell office:value-type="string" calcext:value-type="string">
            <text:p>/mnt/localstore1/H001/004-F-71/Mediplan3D/Slicer-exports/1.2.840.114356.318435629158519937744750809549776596262_stack_03_stem_metrics.xml</text:p>
          </table:table-cell>
          <table:table-cell office:value-type="string" calcext:value-type="string">
            <text:p>2025-12-09T23:36:24.247834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13.3186" calcext:value-type="float">
            <text:p>13.3186</text:p>
          </table:table-cell>
          <table:table-cell office:value-type="float" office:value="170" calcext:value-type="float">
            <text:p>170</text:p>
          </table:table-cell>
          <table:table-cell office:value-type="float" office:value="1.2945" calcext:value-type="float">
            <text:p>1.2945</text:p>
          </table:table-cell>
          <table:table-cell office:value-type="float" office:value="42" calcext:value-type="float">
            <text:p>42</text:p>
          </table:table-cell>
          <table:table-cell office:value-type="float" office:value="0.3198" calcext:value-type="float">
            <text:p>0.3198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5-M-26</text:p>
          </table:table-cell>
          <table:table-cell office:value-type="string" calcext:value-type="string">
            <text:p>13050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8</text:p>
          </table:table-cell>
          <table:table-cell office:value-type="string" calcext:value-type="string">
            <text:p>STEM STD 8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6_10092336_V01</text:p>
          </table:table-cell>
          <table:table-cell office:value-type="string" calcext:value-type="string">
            <text:p>VolumeScalars</text:p>
          </table:table-cell>
          <table:table-cell office:value-type="float" office:value="-30171" calcext:value-type="float">
            <text:p>-30171</text:p>
          </table:table-cell>
          <table:table-cell office:value-type="float" office:value="28204" calcext:value-type="float">
            <text:p>28204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1.2.840.114356.290699214400361900637152865251716184364.nii.gz</text:p>
          </table:table-cell>
          <table:table-cell office:value-type="string" calcext:value-type="string">
            <text:p>/home/developer/Projects/Code/AZDiffRadio/outputs/classif_2/005-M-26/Dataset/series_by_id/1.2.840.114356.290699214400361900637152865251716184364/nifti/1.2.840.114356.290699214400361900637152865251716184364.nii.gz</text:p>
          </table:table-cell>
          <table:table-cell office:value-type="string" calcext:value-type="string">
            <text:p>/mnt/localstore1/H001/005-M-26/Mediplan3D/Slicer-exports/1.2.840.114356.290699214400361900637152865251716184364_stem_original.vtp</text:p>
          </table:table-cell>
          <table:table-cell office:value-type="string" calcext:value-type="string">
            <text:p>/mnt/localstore1/H001/005-M-26/Mediplan3D/Slicer-exports/1.2.840.114356.290699214400361900637152865251716184364_stem_metrics.xml</text:p>
          </table:table-cell>
          <table:table-cell office:value-type="string" calcext:value-type="string">
            <text:p>2025-12-09T23:36:39.443239Z</text:p>
          </table:table-cell>
          <table:table-cell office:value-type="float" office:value="145" calcext:value-type="float">
            <text:p>145</text:p>
          </table:table-cell>
          <table:table-cell office:value-type="float" office:value="1.0914" calcext:value-type="float">
            <text:p>1.0914</text:p>
          </table:table-cell>
          <table:table-cell office:value-type="float" office:value="1417" calcext:value-type="float">
            <text:p>1417</text:p>
          </table:table-cell>
          <table:table-cell office:value-type="float" office:value="10.6654" calcext:value-type="float">
            <text:p>10.6654</text:p>
          </table:table-cell>
          <table:table-cell office:value-type="float" office:value="6013" calcext:value-type="float">
            <text:p>6013</text:p>
          </table:table-cell>
          <table:table-cell office:value-type="float" office:value="45.2582" calcext:value-type="float">
            <text:p>45.2582</text:p>
          </table:table-cell>
          <table:table-cell office:value-type="float" office:value="3533" calcext:value-type="float">
            <text:p>3533</text:p>
          </table:table-cell>
          <table:table-cell office:value-type="float" office:value="26.5919" calcext:value-type="float">
            <text:p>26.591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6-M-63</text:p>
          </table:table-cell>
          <table:table-cell office:value-type="string" calcext:value-type="string">
            <text:p>16013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LA_125_2</text:p>
          </table:table-cell>
          <table:table-cell office:value-type="string" calcext:value-type="string">
            <text:p>STEM KLA 125 2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610429_1</text:p>
          </table:table-cell>
          <table:table-cell office:value-type="string" calcext:value-type="string">
            <text:p>VolumeScalars</text:p>
          </table:table-cell>
          <table:table-cell office:value-type="float" office:value="-134" calcext:value-type="float">
            <text:p>-134</text:p>
          </table:table-cell>
          <table:table-cell office:value-type="float" office:value="1105" calcext:value-type="float">
            <text:p>1105</text:p>
          </table:table-cell>
          <table:table-cell office:value-type="float" office:value="38902" calcext:value-type="float">
            <text:p>38902</text:p>
          </table:table-cell>
          <table:table-cell office:value-type="string" calcext:value-type="string">
            <text:p>1.2.840.113619.2.416.323108426829918732464075286489137100165_stack_03.nii.gz</text:p>
          </table:table-cell>
          <table:table-cell office:value-type="string" calcext:value-type="string">
            <text:p>/home/developer/Projects/Code/AZDiffRadio/outputs/classif_2/006-M-63/Dataset/series_by_id/1.2.840.113619.2.416.323108426829918732464075286489137100165/stacks/stack_03/nifti/1.2.840.113619.2.416.323108426829918732464075286489137100165_stack_03.nii.gz</text:p>
          </table:table-cell>
          <table:table-cell office:value-type="string" calcext:value-type="string">
            <text:p>/mnt/localstore1/H001/006-M-63/Mediplan3D/Slicer-exports/1.2.840.113619.2.416.323108426829918732464075286489137100165_stack_03_stem_original.vtp</text:p>
          </table:table-cell>
          <table:table-cell office:value-type="string" calcext:value-type="string">
            <text:p>/mnt/localstore1/H001/006-M-63/Mediplan3D/Slicer-exports/1.2.840.113619.2.416.323108426829918732464075286489137100165_stack_03_stem_metrics.xml</text:p>
          </table:table-cell>
          <table:table-cell office:value-type="string" calcext:value-type="string">
            <text:p>2025-12-09T23:36:54.416208Z</text:p>
          </table:table-cell>
          <table:table-cell office:value-type="float" office:value="53" calcext:value-type="float">
            <text:p>53</text:p>
          </table:table-cell>
          <table:table-cell office:value-type="float" office:value="0.1362" calcext:value-type="float">
            <text:p>0.1362</text:p>
          </table:table-cell>
          <table:table-cell office:value-type="float" office:value="30660" calcext:value-type="float">
            <text:p>30660</text:p>
          </table:table-cell>
          <table:table-cell office:value-type="float" office:value="78.8134" calcext:value-type="float">
            <text:p>78.8134</text:p>
          </table:table-cell>
          <table:table-cell office:value-type="float" office:value="7162" calcext:value-type="float">
            <text:p>7162</text:p>
          </table:table-cell>
          <table:table-cell office:value-type="float" office:value="18.4104" calcext:value-type="float">
            <text:p>18.4104</text:p>
          </table:table-cell>
          <table:table-cell office:value-type="float" office:value="1027" calcext:value-type="float">
            <text:p>1027</text:p>
          </table:table-cell>
          <table:table-cell office:value-type="float" office:value="2.64" calcext:value-type="float">
            <text:p>2.6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7-F-87</text:p>
          </table:table-cell>
          <table:table-cell office:value-type="string" calcext:value-type="string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VolumeScalars</text:p>
          </table:table-cell>
          <table:table-cell office:value-type="float" office:value="-469" calcext:value-type="float">
            <text:p>-469</text:p>
          </table:table-cell>
          <table:table-cell office:value-type="float" office:value="2247" calcext:value-type="float">
            <text:p>2247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1.3.46.670589.33.1.63837029670551863400001.4767352654215964939.nii.gz</text:p>
          </table:table-cell>
          <table:table-cell office:value-type="string" calcext:value-type="string">
            <text:p>/home/developer/Projects/Code/AZDiffRadio/outputs/classif_2/007-F-87/Dataset/series_by_id/1.3.46.670589.33.1.63837029670551863400001.4767352654215964939/nifti/1.3.46.670589.33.1.63837029670551863400001.4767352654215964939.nii.gz</text:p>
          </table:table-cell>
          <table:table-cell office:value-type="string" calcext:value-type="string">
            <text:p>/mnt/localstore1/H001/007-F-87/Mediplan3D/Slicer-exports/1.3.46.670589.33.1.63837029670551863400001.4767352654215964939_stem_original.vtp</text:p>
          </table:table-cell>
          <table:table-cell office:value-type="string" calcext:value-type="string">
            <text:p>/mnt/localstore1/H001/007-F-87/Mediplan3D/Slicer-exports/1.3.46.670589.33.1.63837029670551863400001.4767352654215964939_stem_metrics.xml</text:p>
          </table:table-cell>
          <table:table-cell office:value-type="string" calcext:value-type="string">
            <text:p>2025-12-09T23:37:10.010238Z</text:p>
          </table:table-cell>
          <table:table-cell office:value-type="float" office:value="420" calcext:value-type="float">
            <text:p>420</text:p>
          </table:table-cell>
          <table:table-cell office:value-type="float" office:value="1.0797" calcext:value-type="float">
            <text:p>1.0797</text:p>
          </table:table-cell>
          <table:table-cell office:value-type="float" office:value="30208" calcext:value-type="float">
            <text:p>30208</text:p>
          </table:table-cell>
          <table:table-cell office:value-type="float" office:value="77.6575" calcext:value-type="float">
            <text:p>77.6575</text:p>
          </table:table-cell>
          <table:table-cell office:value-type="float" office:value="4702" calcext:value-type="float">
            <text:p>4702</text:p>
          </table:table-cell>
          <table:table-cell office:value-type="float" office:value="12.0877" calcext:value-type="float">
            <text:p>12.0877</text:p>
          </table:table-cell>
          <table:table-cell office:value-type="float" office:value="643" calcext:value-type="float">
            <text:p>643</text:p>
          </table:table-cell>
          <table:table-cell office:value-type="float" office:value="1.653" calcext:value-type="float">
            <text:p>1.65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8-F-40</text:p>
          </table:table-cell>
          <table:table-cell office:value-type="string" calcext:value-type="string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VolumeScalars</text:p>
          </table:table-cell>
          <table:table-cell office:value-type="float" office:value="-164" calcext:value-type="float">
            <text:p>-164</text:p>
          </table:table-cell>
          <table:table-cell office:value-type="float" office:value="1060" calcext:value-type="float">
            <text:p>1060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1.2.840.113619.2.416.304672892622426119602055526425572779520_stack_03.nii.gz</text:p>
          </table:table-cell>
          <table:table-cell office:value-type="string" calcext:value-type="string">
            <text:p>/home/developer/Projects/Code/AZDiffRadio/outputs/classif_2/008-F-40/Dataset/series_by_id/1.2.840.113619.2.416.304672892622426119602055526425572779520/stacks/stack_03/nifti/1.2.840.113619.2.416.304672892622426119602055526425572779520_stack_03.nii.gz</text:p>
          </table:table-cell>
          <table:table-cell office:value-type="string" calcext:value-type="string">
            <text:p>/mnt/localstore1/H001/008-F-40/Mediplan3D/Slicer-exports/1.2.840.113619.2.416.304672892622426119602055526425572779520_stack_03_stem_original.vtp</text:p>
          </table:table-cell>
          <table:table-cell office:value-type="string" calcext:value-type="string">
            <text:p>/mnt/localstore1/H001/008-F-40/Mediplan3D/Slicer-exports/1.2.840.113619.2.416.304672892622426119602055526425572779520_stack_03_stem_metrics.xml</text:p>
          </table:table-cell>
          <table:table-cell office:value-type="string" calcext:value-type="string">
            <text:p>2025-12-09T23:37:25.294066Z</text:p>
          </table:table-cell>
          <table:table-cell office:value-type="float" office:value="9" calcext:value-type="float">
            <text:p>9</text:p>
          </table:table-cell>
          <table:table-cell office:value-type="float" office:value="0.0231" calcext:value-type="float">
            <text:p>0.0231</text:p>
          </table:table-cell>
          <table:table-cell office:value-type="float" office:value="32615" calcext:value-type="float">
            <text:p>32615</text:p>
          </table:table-cell>
          <table:table-cell office:value-type="float" office:value="83.8453" calcext:value-type="float">
            <text:p>83.8453</text:p>
          </table:table-cell>
          <table:table-cell office:value-type="float" office:value="5479" calcext:value-type="float">
            <text:p>5479</text:p>
          </table:table-cell>
          <table:table-cell office:value-type="float" office:value="14.0852" calcext:value-type="float">
            <text:p>14.0852</text:p>
          </table:table-cell>
          <table:table-cell office:value-type="float" office:value="796" calcext:value-type="float">
            <text:p>796</text:p>
          </table:table-cell>
          <table:table-cell office:value-type="float" office:value="2.0463" calcext:value-type="float">
            <text:p>2.046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09-F-83</text:p>
          </table:table-cell>
          <table:table-cell office:value-type="string" calcext:value-type="string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VolumeScalars</text:p>
          </table:table-cell>
          <table:table-cell office:value-type="float" office:value="-199" calcext:value-type="float">
            <text:p>-199</text:p>
          </table:table-cell>
          <table:table-cell office:value-type="float" office:value="1153" calcext:value-type="float">
            <text:p>1153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1.2.840.113619.2.416.280121663397063837067761677027928059628_stack_03.nii.gz</text:p>
          </table:table-cell>
          <table:table-cell office:value-type="string" calcext:value-type="string">
            <text:p>/home/developer/Projects/Code/AZDiffRadio/outputs/classif_2/009-F-83/Dataset/series_by_id/1.2.840.113619.2.416.280121663397063837067761677027928059628/stacks/stack_03/nifti/1.2.840.113619.2.416.280121663397063837067761677027928059628_stack_03.nii.gz</text:p>
          </table:table-cell>
          <table:table-cell office:value-type="string" calcext:value-type="string">
            <text:p>/mnt/localstore1/H001/009-F-83/Mediplan3D/Slicer-exports/1.2.840.113619.2.416.280121663397063837067761677027928059628_stack_03_stem_original.vtp</text:p>
          </table:table-cell>
          <table:table-cell office:value-type="string" calcext:value-type="string">
            <text:p>/mnt/localstore1/H001/009-F-83/Mediplan3D/Slicer-exports/1.2.840.113619.2.416.280121663397063837067761677027928059628_stack_03_stem_metrics.xml</text:p>
          </table:table-cell>
          <table:table-cell office:value-type="string" calcext:value-type="string">
            <text:p>2025-12-09T23:37:40.227162Z</text:p>
          </table:table-cell>
          <table:table-cell office:value-type="float" office:value="43" calcext:value-type="float">
            <text:p>43</text:p>
          </table:table-cell>
          <table:table-cell office:value-type="float" office:value="0.1105" calcext:value-type="float">
            <text:p>0.1105</text:p>
          </table:table-cell>
          <table:table-cell office:value-type="float" office:value="35832" calcext:value-type="float">
            <text:p>35832</text:p>
          </table:table-cell>
          <table:table-cell office:value-type="float" office:value="92.1155" calcext:value-type="float">
            <text:p>92.1155</text:p>
          </table:table-cell>
          <table:table-cell office:value-type="float" office:value="2310" calcext:value-type="float">
            <text:p>2310</text:p>
          </table:table-cell>
          <table:table-cell office:value-type="float" office:value="5.9385" calcext:value-type="float">
            <text:p>5.9385</text:p>
          </table:table-cell>
          <table:table-cell office:value-type="float" office:value="714" calcext:value-type="float">
            <text:p>714</text:p>
          </table:table-cell>
          <table:table-cell office:value-type="float" office:value="1.8355" calcext:value-type="float">
            <text:p>1.835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10-F-41</text:p>
          </table:table-cell>
          <table:table-cell office:value-type="string" calcext:value-type="string">
            <text:p>160111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0</text:p>
          </table:table-cell>
          <table:table-cell office:value-type="string" calcext:value-type="string">
            <text:p>STEM KA STD135 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240_1</text:p>
          </table:table-cell>
          <table:table-cell office:value-type="string" calcext:value-type="string">
            <text:p>VolumeScalars</text:p>
          </table:table-cell>
          <table:table-cell office:value-type="float" office:value="-362" calcext:value-type="float">
            <text:p>-362</text:p>
          </table:table-cell>
          <table:table-cell office:value-type="float" office:value="1935" calcext:value-type="float">
            <text:p>1935</text:p>
          </table:table-cell>
          <table:table-cell office:value-type="float" office:value="19747" calcext:value-type="float">
            <text:p>19747</text:p>
          </table:table-cell>
          <table:table-cell office:value-type="string" calcext:value-type="string">
            <text:p>1.2.840.113619.2.416.88502088915049648511528962849821012361_stack_03.nii.gz</text:p>
          </table:table-cell>
          <table:table-cell office:value-type="string" calcext:value-type="string">
            <text:p>/home/developer/Projects/Code/AZDiffRadio/outputs/classif_2/010-F-41/Dataset/series_by_id/1.2.840.113619.2.416.88502088915049648511528962849821012361/stacks/stack_03/nifti/1.2.840.113619.2.416.88502088915049648511528962849821012361_stack_03.nii.gz</text:p>
          </table:table-cell>
          <table:table-cell office:value-type="string" calcext:value-type="string">
            <text:p>/mnt/localstore1/H001/010-F-41/Mediplan3D/Slicer-exports/1.2.840.113619.2.416.88502088915049648511528962849821012361_stack_03_stem_original.vtp</text:p>
          </table:table-cell>
          <table:table-cell office:value-type="string" calcext:value-type="string">
            <text:p>/mnt/localstore1/H001/010-F-41/Mediplan3D/Slicer-exports/1.2.840.113619.2.416.88502088915049648511528962849821012361_stack_03_stem_metrics.xml</text:p>
          </table:table-cell>
          <table:table-cell office:value-type="string" calcext:value-type="string">
            <text:p>2025-12-09T23:37:55.071330Z</text:p>
          </table:table-cell>
          <table:table-cell office:value-type="float" office:value="2083" calcext:value-type="float">
            <text:p>2083</text:p>
          </table:table-cell>
          <table:table-cell office:value-type="float" office:value="10.5484" calcext:value-type="float">
            <text:p>10.5484</text:p>
          </table:table-cell>
          <table:table-cell office:value-type="float" office:value="6776" calcext:value-type="float">
            <text:p>6776</text:p>
          </table:table-cell>
          <table:table-cell office:value-type="float" office:value="34.3141" calcext:value-type="float">
            <text:p>34.3141</text:p>
          </table:table-cell>
          <table:table-cell office:value-type="float" office:value="6169" calcext:value-type="float">
            <text:p>6169</text:p>
          </table:table-cell>
          <table:table-cell office:value-type="float" office:value="31.2402" calcext:value-type="float">
            <text:p>31.2402</text:p>
          </table:table-cell>
          <table:table-cell office:value-type="float" office:value="3831" calcext:value-type="float">
            <text:p>3831</text:p>
          </table:table-cell>
          <table:table-cell office:value-type="float" office:value="19.4004" calcext:value-type="float">
            <text:p>19.400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11-F-54</text:p>
          </table:table-cell>
          <table:table-cell office:value-type="string" calcext:value-type="string">
            <text:p>160113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VolumeScalars</text:p>
          </table:table-cell>
          <table:table-cell office:value-type="float" office:value="-539" calcext:value-type="float">
            <text:p>-539</text:p>
          </table:table-cell>
          <table:table-cell office:value-type="float" office:value="1830" calcext:value-type="float">
            <text:p>1830</text:p>
          </table:table-cell>
          <table:table-cell office:value-type="float" office:value="38900" calcext:value-type="float">
            <text:p>38900</text:p>
          </table:table-cell>
          <table:table-cell office:value-type="string" calcext:value-type="string">
            <text:p>1.2.840.113619.2.416.154329578107230525325724120376429504045_stack_03.nii.gz</text:p>
          </table:table-cell>
          <table:table-cell office:value-type="string" calcext:value-type="string">
            <text:p>/home/developer/Projects/Code/AZDiffRadio/outputs/classif_2/011-F-54/Dataset/series_by_id/1.2.840.113619.2.416.154329578107230525325724120376429504045/stacks/stack_03/nifti/1.2.840.113619.2.416.154329578107230525325724120376429504045_stack_03.nii.gz</text:p>
          </table:table-cell>
          <table:table-cell office:value-type="string" calcext:value-type="string">
            <text:p>/mnt/localstore1/H001/011-F-54/Mediplan3D/Slicer-exports/1.2.840.113619.2.416.154329578107230525325724120376429504045_stack_03_stem_original.vtp</text:p>
          </table:table-cell>
          <table:table-cell office:value-type="string" calcext:value-type="string">
            <text:p>/mnt/localstore1/H001/011-F-54/Mediplan3D/Slicer-exports/1.2.840.113619.2.416.154329578107230525325724120376429504045_stack_03_stem_metrics.xml</text:p>
          </table:table-cell>
          <table:table-cell office:value-type="string" calcext:value-type="string">
            <text:p>2025-12-09T23:38:10.362427Z</text:p>
          </table:table-cell>
          <table:table-cell office:value-type="float" office:value="558" calcext:value-type="float">
            <text:p>558</text:p>
          </table:table-cell>
          <table:table-cell office:value-type="float" office:value="1.4344" calcext:value-type="float">
            <text:p>1.4344</text:p>
          </table:table-cell>
          <table:table-cell office:value-type="float" office:value="30648" calcext:value-type="float">
            <text:p>30648</text:p>
          </table:table-cell>
          <table:table-cell office:value-type="float" office:value="78.7866" calcext:value-type="float">
            <text:p>78.7866</text:p>
          </table:table-cell>
          <table:table-cell office:value-type="float" office:value="5208" calcext:value-type="float">
            <text:p>5208</text:p>
          </table:table-cell>
          <table:table-cell office:value-type="float" office:value="13.3882" calcext:value-type="float">
            <text:p>13.3882</text:p>
          </table:table-cell>
          <table:table-cell office:value-type="float" office:value="1534" calcext:value-type="float">
            <text:p>1534</text:p>
          </table:table-cell>
          <table:table-cell office:value-type="float" office:value="3.9434" calcext:value-type="float">
            <text:p>3.943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12-M-74</text:p>
          </table:table-cell>
          <table:table-cell office:value-type="string" calcext:value-type="string">
            <text:p>160116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5</text:p>
          </table:table-cell>
          <table:table-cell office:value-type="string" calcext:value-type="string">
            <text:p>STEM KA STD135 5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9_1</text:p>
          </table:table-cell>
          <table:table-cell office:value-type="string" calcext:value-type="string">
            <text:p>VolumeScalars</text:p>
          </table:table-cell>
          <table:table-cell office:value-type="float" office:value="-171" calcext:value-type="float">
            <text:p>-171</text:p>
          </table:table-cell>
          <table:table-cell office:value-type="float" office:value="1609" calcext:value-type="float">
            <text:p>1609</text:p>
          </table:table-cell>
          <table:table-cell office:value-type="float" office:value="53369" calcext:value-type="float">
            <text:p>53369</text:p>
          </table:table-cell>
          <table:table-cell office:value-type="string" calcext:value-type="string">
            <text:p>1.3.46.670589.33.1.63829161729604660300004.4779804607562183789.nii.gz</text:p>
          </table:table-cell>
          <table:table-cell office:value-type="string" calcext:value-type="string">
            <text:p>/home/developer/Projects/Code/AZDiffRadio/outputs/classif_2/012-M-74/Dataset/series_by_id/1.3.46.670589.33.1.63829161729604660300004.4779804607562183789/nifti/1.3.46.670589.33.1.63829161729604660300004.4779804607562183789.nii.gz</text:p>
          </table:table-cell>
          <table:table-cell office:value-type="string" calcext:value-type="string">
            <text:p>/mnt/localstore1/H001/012-M-74/Mediplan3D/Slicer-exports/1.3.46.670589.33.1.63829161729604660300004.4779804607562183789_stem_original.vtp</text:p>
          </table:table-cell>
          <table:table-cell office:value-type="string" calcext:value-type="string">
            <text:p>/mnt/localstore1/H001/012-M-74/Mediplan3D/Slicer-exports/1.3.46.670589.33.1.63829161729604660300004.4779804607562183789_stem_metrics.xml</text:p>
          </table:table-cell>
          <table:table-cell office:value-type="string" calcext:value-type="string">
            <text:p>2025-12-09T23:38:26.031193Z</text:p>
          </table:table-cell>
          <table:table-cell office:value-type="float" office:value="186" calcext:value-type="float">
            <text:p>186</text:p>
          </table:table-cell>
          <table:table-cell office:value-type="float" office:value="0.3485" calcext:value-type="float">
            <text:p>0.3485</text:p>
          </table:table-cell>
          <table:table-cell office:value-type="float" office:value="41355" calcext:value-type="float">
            <text:p>41355</text:p>
          </table:table-cell>
          <table:table-cell office:value-type="float" office:value="77.4888" calcext:value-type="float">
            <text:p>77.4888</text:p>
          </table:table-cell>
          <table:table-cell office:value-type="float" office:value="9865" calcext:value-type="float">
            <text:p>9865</text:p>
          </table:table-cell>
          <table:table-cell office:value-type="float" office:value="18.4845" calcext:value-type="float">
            <text:p>18.4845</text:p>
          </table:table-cell>
          <table:table-cell office:value-type="float" office:value="1923" calcext:value-type="float">
            <text:p>1923</text:p>
          </table:table-cell>
          <table:table-cell office:value-type="float" office:value="3.6032" calcext:value-type="float">
            <text:p>3.6032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13-F-81</text:p>
          </table:table-cell>
          <table:table-cell office:value-type="string" calcext:value-type="string">
            <text:p>160126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HO_S_135_4</text:p>
          </table:table-cell>
          <table:table-cell office:value-type="string" calcext:value-type="string">
            <text:p>STEM KHO S 135 4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607091_1</text:p>
          </table:table-cell>
          <table:table-cell office:value-type="string" calcext:value-type="string">
            <text:p>VolumeScalars</text:p>
          </table:table-cell>
          <table:table-cell office:value-type="float" office:value="-139" calcext:value-type="float">
            <text:p>-139</text:p>
          </table:table-cell>
          <table:table-cell office:value-type="float" office:value="1477" calcext:value-type="float">
            <text:p>1477</text:p>
          </table:table-cell>
          <table:table-cell office:value-type="float" office:value="52936" calcext:value-type="float">
            <text:p>52936</text:p>
          </table:table-cell>
          <table:table-cell office:value-type="string" calcext:value-type="string">
            <text:p>1.3.46.670589.33.1.63828549743236925000003.4985465118747613432.nii.gz</text:p>
          </table:table-cell>
          <table:table-cell office:value-type="string" calcext:value-type="string">
            <text:p>/home/developer/Projects/Code/AZDiffRadio/outputs/classif_2/013-F-81/Dataset/series_by_id/1.3.46.670589.33.1.63828549743236925000003.4985465118747613432/nifti/1.3.46.670589.33.1.63828549743236925000003.4985465118747613432.nii.gz</text:p>
          </table:table-cell>
          <table:table-cell office:value-type="string" calcext:value-type="string">
            <text:p>/mnt/localstore1/H001/013-F-81/Mediplan3D/Slicer-exports/1.3.46.670589.33.1.63828549743236925000003.4985465118747613432_stem_original.vtp</text:p>
          </table:table-cell>
          <table:table-cell office:value-type="string" calcext:value-type="string">
            <text:p>/mnt/localstore1/H001/013-F-81/Mediplan3D/Slicer-exports/1.3.46.670589.33.1.63828549743236925000003.4985465118747613432_stem_metrics.xml</text:p>
          </table:table-cell>
          <table:table-cell office:value-type="string" calcext:value-type="string">
            <text:p>2025-12-09T23:38:41.056577Z</text:p>
          </table:table-cell>
          <table:table-cell office:value-type="float" office:value="188" calcext:value-type="float">
            <text:p>188</text:p>
          </table:table-cell>
          <table:table-cell office:value-type="float" office:value="0.3551" calcext:value-type="float">
            <text:p>0.3551</text:p>
          </table:table-cell>
          <table:table-cell office:value-type="float" office:value="36555" calcext:value-type="float">
            <text:p>36555</text:p>
          </table:table-cell>
          <table:table-cell office:value-type="float" office:value="69.0551" calcext:value-type="float">
            <text:p>69.0551</text:p>
          </table:table-cell>
          <table:table-cell office:value-type="float" office:value="13479" calcext:value-type="float">
            <text:p>13479</text:p>
          </table:table-cell>
          <table:table-cell office:value-type="float" office:value="25.4628" calcext:value-type="float">
            <text:p>25.4628</text:p>
          </table:table-cell>
          <table:table-cell office:value-type="float" office:value="2714" calcext:value-type="float">
            <text:p>2714</text:p>
          </table:table-cell>
          <table:table-cell office:value-type="float" office:value="5.1269" calcext:value-type="float">
            <text:p>5.126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14-M-65</text:p>
          </table:table-cell>
          <table:table-cell office:value-type="string" calcext:value-type="string">
            <text:p>160119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8</text:p>
          </table:table-cell>
          <table:table-cell office:value-type="string" calcext:value-type="string">
            <text:p>STEM KA STD135 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27630_1</text:p>
          </table:table-cell>
          <table:table-cell office:value-type="string" calcext:value-type="string">
            <text:p>VolumeScalars</text:p>
          </table:table-cell>
          <table:table-cell office:value-type="float" office:value="-173" calcext:value-type="float">
            <text:p>-173</text:p>
          </table:table-cell>
          <table:table-cell office:value-type="float" office:value="1441" calcext:value-type="float">
            <text:p>1441</text:p>
          </table:table-cell>
          <table:table-cell office:value-type="float" office:value="68161" calcext:value-type="float">
            <text:p>68161</text:p>
          </table:table-cell>
          <table:table-cell office:value-type="string" calcext:value-type="string">
            <text:p>1.3.46.670589.33.1.63827950255467861600004.4736978582790340532.nii.gz</text:p>
          </table:table-cell>
          <table:table-cell office:value-type="string" calcext:value-type="string">
            <text:p>/home/developer/Projects/Code/AZDiffRadio/outputs/classif_2/014-M-65/Dataset/series_by_id/1.3.46.670589.33.1.63827950255467861600004.4736978582790340532/nifti/1.3.46.670589.33.1.63827950255467861600004.4736978582790340532.nii.gz</text:p>
          </table:table-cell>
          <table:table-cell office:value-type="string" calcext:value-type="string">
            <text:p>/mnt/localstore1/H001/014-M-65/Mediplan3D/Slicer-exports/1.3.46.670589.33.1.63827950255467861600004.4736978582790340532_stem_original.vtp</text:p>
          </table:table-cell>
          <table:table-cell office:value-type="string" calcext:value-type="string">
            <text:p>/mnt/localstore1/H001/014-M-65/Mediplan3D/Slicer-exports/1.3.46.670589.33.1.63827950255467861600004.4736978582790340532_stem_metrics.xml</text:p>
          </table:table-cell>
          <table:table-cell office:value-type="string" calcext:value-type="string">
            <text:p>2025-12-09T23:38:56.706610Z</text:p>
          </table:table-cell>
          <table:table-cell office:value-type="float" office:value="256" calcext:value-type="float">
            <text:p>256</text:p>
          </table:table-cell>
          <table:table-cell office:value-type="float" office:value="0.3756" calcext:value-type="float">
            <text:p>0.3756</text:p>
          </table:table-cell>
          <table:table-cell office:value-type="float" office:value="54913" calcext:value-type="float">
            <text:p>54913</text:p>
          </table:table-cell>
          <table:table-cell office:value-type="float" office:value="80.5637" calcext:value-type="float">
            <text:p>80.5637</text:p>
          </table:table-cell>
          <table:table-cell office:value-type="float" office:value="9558" calcext:value-type="float">
            <text:p>9558</text:p>
          </table:table-cell>
          <table:table-cell office:value-type="float" office:value="14.0227" calcext:value-type="float">
            <text:p>14.0227</text:p>
          </table:table-cell>
          <table:table-cell office:value-type="float" office:value="3434" calcext:value-type="float">
            <text:p>3434</text:p>
          </table:table-cell>
          <table:table-cell office:value-type="float" office:value="5.0381" calcext:value-type="float">
            <text:p>5.0381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1</text:p>
          </table:table-cell>
          <table:table-cell office:value-type="string" calcext:value-type="string">
            <text:p>016-M-81</text:p>
          </table:table-cell>
          <table:table-cell office:value-type="string" calcext:value-type="string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VolumeScalars</text:p>
          </table:table-cell>
          <table:table-cell office:value-type="float" office:value="-328" calcext:value-type="float">
            <text:p>-328</text:p>
          </table:table-cell>
          <table:table-cell office:value-type="float" office:value="1748" calcext:value-type="float">
            <text:p>1748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1.2.840.113619.2.416.76658775227516848964472086060204283811_stack_03.nii.gz</text:p>
          </table:table-cell>
          <table:table-cell office:value-type="string" calcext:value-type="string">
            <text:p>/home/developer/Projects/Code/AZDiffRadio/outputs/classif_2/016-M-81/Dataset/series_by_id/1.2.840.113619.2.416.76658775227516848964472086060204283811/stacks/stack_03/nifti/1.2.840.113619.2.416.76658775227516848964472086060204283811_stack_03.nii.gz</text:p>
          </table:table-cell>
          <table:table-cell office:value-type="string" calcext:value-type="string">
            <text:p>/mnt/localstore1/H001/016-M-81/Mediplan3D/Slicer-exports/1.2.840.113619.2.416.76658775227516848964472086060204283811_stack_03_stem_original.vtp</text:p>
          </table:table-cell>
          <table:table-cell office:value-type="string" calcext:value-type="string">
            <text:p>/mnt/localstore1/H001/016-M-81/Mediplan3D/Slicer-exports/1.2.840.113619.2.416.76658775227516848964472086060204283811_stack_03_stem_metrics.xml</text:p>
          </table:table-cell>
          <table:table-cell office:value-type="string" calcext:value-type="string">
            <text:p>2025-12-09T23:39:12.104787Z</text:p>
          </table:table-cell>
          <table:table-cell office:value-type="float" office:value="279" calcext:value-type="float">
            <text:p>279</text:p>
          </table:table-cell>
          <table:table-cell office:value-type="float" office:value="0.7172" calcext:value-type="float">
            <text:p>0.7172</text:p>
          </table:table-cell>
          <table:table-cell office:value-type="float" office:value="28606" calcext:value-type="float">
            <text:p>28606</text:p>
          </table:table-cell>
          <table:table-cell office:value-type="float" office:value="73.5392" calcext:value-type="float">
            <text:p>73.5392</text:p>
          </table:table-cell>
          <table:table-cell office:value-type="float" office:value="8908" calcext:value-type="float">
            <text:p>8908</text:p>
          </table:table-cell>
          <table:table-cell office:value-type="float" office:value="22.9003" calcext:value-type="float">
            <text:p>22.9003</text:p>
          </table:table-cell>
          <table:table-cell office:value-type="float" office:value="875" calcext:value-type="float">
            <text:p>875</text:p>
          </table:table-cell>
          <table:table-cell office:value-type="float" office:value="2.2494" calcext:value-type="float">
            <text:p>2.249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1-M-30</text:p>
          </table:table-cell>
          <table:table-cell office:value-type="string" calcext:value-type="string">
            <text:p>13050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8</text:p>
          </table:table-cell>
          <table:table-cell office:value-type="string" calcext:value-type="string">
            <text:p>STEM STD 8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6_10092336_V01</text:p>
          </table:table-cell>
          <table:table-cell office:value-type="string" calcext:value-type="string">
            <text:p>VolumeScalars</text:p>
          </table:table-cell>
          <table:table-cell office:value-type="float" office:value="-295" calcext:value-type="float">
            <text:p>-295</text:p>
          </table:table-cell>
          <table:table-cell office:value-type="float" office:value="1419" calcext:value-type="float">
            <text:p>1419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1.2.840.114356.270937472228232525423838658850315419768.nii.gz</text:p>
          </table:table-cell>
          <table:table-cell office:value-type="string" calcext:value-type="string">
            <text:p>/home/developer/Projects/Code/AZDiffRadio/outputs/classif_2/001-M-30/Dataset/series_by_id/1.2.840.114356.270937472228232525423838658850315419768/nifti/1.2.840.114356.270937472228232525423838658850315419768.nii.gz</text:p>
          </table:table-cell>
          <table:table-cell office:value-type="string" calcext:value-type="string">
            <text:p>/mnt/localstore1/H002/001-M-30/Mediplan3D/Slicer-exports/1.2.840.114356.270937472228232525423838658850315419768_stem_original.vtp</text:p>
          </table:table-cell>
          <table:table-cell office:value-type="string" calcext:value-type="string">
            <text:p>/mnt/localstore1/H002/001-M-30/Mediplan3D/Slicer-exports/1.2.840.114356.270937472228232525423838658850315419768_stem_metrics.xml</text:p>
          </table:table-cell>
          <table:table-cell office:value-type="string" calcext:value-type="string">
            <text:p>2025-12-09T23:39:57.705438Z</text:p>
          </table:table-cell>
          <table:table-cell office:value-type="float" office:value="102" calcext:value-type="float">
            <text:p>102</text:p>
          </table:table-cell>
          <table:table-cell office:value-type="float" office:value="0.7677" calcext:value-type="float">
            <text:p>0.7677</text:p>
          </table:table-cell>
          <table:table-cell office:value-type="float" office:value="3788" calcext:value-type="float">
            <text:p>3788</text:p>
          </table:table-cell>
          <table:table-cell office:value-type="float" office:value="28.5112" calcext:value-type="float">
            <text:p>28.5112</text:p>
          </table:table-cell>
          <table:table-cell office:value-type="float" office:value="5923" calcext:value-type="float">
            <text:p>5923</text:p>
          </table:table-cell>
          <table:table-cell office:value-type="float" office:value="44.5808" calcext:value-type="float">
            <text:p>44.5808</text:p>
          </table:table-cell>
          <table:table-cell office:value-type="float" office:value="3449" calcext:value-type="float">
            <text:p>3449</text:p>
          </table:table-cell>
          <table:table-cell office:value-type="float" office:value="25.9597" calcext:value-type="float">
            <text:p>25.9597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2-F-36</text:p>
          </table:table-cell>
          <table:table-cell office:value-type="string" calcext:value-type="string">
            <text:p>130504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5</text:p>
          </table:table-cell>
          <table:table-cell office:value-type="string" calcext:value-type="string">
            <text:p>STEM STD 5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3_10092333_V01</text:p>
          </table:table-cell>
          <table:table-cell office:value-type="string" calcext:value-type="string">
            <text:p>VolumeScalars</text:p>
          </table:table-cell>
          <table:table-cell office:value-type="float" office:value="-30370" calcext:value-type="float">
            <text:p>-30370</text:p>
          </table:table-cell>
          <table:table-cell office:value-type="float" office:value="274926" calcext:value-type="float">
            <text:p>274926</text:p>
          </table:table-cell>
          <table:table-cell office:value-type="float" office:value="13292" calcext:value-type="float">
            <text:p>13292</text:p>
          </table:table-cell>
          <table:table-cell office:value-type="string" calcext:value-type="string">
            <text:p>1.2.840.114356.296552157972175411287775520654979109463_stack_03.nii.gz</text:p>
          </table:table-cell>
          <table:table-cell office:value-type="string" calcext:value-type="string">
            <text:p>/home/developer/Projects/Code/AZDiffRadio/outputs/classif_2/002-F-36/Dataset/series_by_id/1.2.840.114356.296552157972175411287775520654979109463/stacks/stack_03/nifti/1.2.840.114356.296552157972175411287775520654979109463_stack_03.nii.gz</text:p>
          </table:table-cell>
          <table:table-cell office:value-type="string" calcext:value-type="string">
            <text:p>/mnt/localstore1/H002/002-F-36/Mediplan3D/Slicer-exports/1.2.840.114356.296552157972175411287775520654979109463_stack_03_stem_original.vtp</text:p>
          </table:table-cell>
          <table:table-cell office:value-type="string" calcext:value-type="string">
            <text:p>/mnt/localstore1/H002/002-F-36/Mediplan3D/Slicer-exports/1.2.840.114356.296552157972175411287775520654979109463_stack_03_stem_metrics.xml</text:p>
          </table:table-cell>
          <table:table-cell office:value-type="string" calcext:value-type="string">
            <text:p>2025-12-09T23:40:12.181830Z</text:p>
          </table:table-cell>
          <table:table-cell office:value-type="float" office:value="47" calcext:value-type="float">
            <text:p>47</text:p>
          </table:table-cell>
          <table:table-cell office:value-type="float" office:value="0.3536" calcext:value-type="float">
            <text:p>0.3536</text:p>
          </table:table-cell>
          <table:table-cell office:value-type="float" office:value="17" calcext:value-type="float">
            <text:p>17</text:p>
          </table:table-cell>
          <table:table-cell office:value-type="float" office:value="0.1279" calcext:value-type="float">
            <text:p>0.1279</text:p>
          </table:table-cell>
          <table:table-cell office:value-type="float" office:value="24" calcext:value-type="float">
            <text:p>24</text:p>
          </table:table-cell>
          <table:table-cell office:value-type="float" office:value="0.1806" calcext:value-type="float">
            <text:p>0.1806</text:p>
          </table:table-cell>
          <table:table-cell office:value-type="float" office:value="60" calcext:value-type="float">
            <text:p>60</text:p>
          </table:table-cell>
          <table:table-cell office:value-type="float" office:value="0.4514" calcext:value-type="float">
            <text:p>0.451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3-M-49</text:p>
          </table:table-cell>
          <table:table-cell office:value-type="string" calcext:value-type="string">
            <text:p>130504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5</text:p>
          </table:table-cell>
          <table:table-cell office:value-type="string" calcext:value-type="string">
            <text:p>STEM STD 5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3_10092333_V01</text:p>
          </table:table-cell>
          <table:table-cell office:value-type="string" calcext:value-type="string">
            <text:p>VolumeScalars</text:p>
          </table:table-cell>
          <table:table-cell office:value-type="float" office:value="-375" calcext:value-type="float">
            <text:p>-375</text:p>
          </table:table-cell>
          <table:table-cell office:value-type="float" office:value="2020" calcext:value-type="float">
            <text:p>2020</text:p>
          </table:table-cell>
          <table:table-cell office:value-type="float" office:value="13292" calcext:value-type="float">
            <text:p>13292</text:p>
          </table:table-cell>
          <table:table-cell office:value-type="string" calcext:value-type="string">
            <text:p>1.2.840.114356.51122251289838353870866421778568212153.nii.gz</text:p>
          </table:table-cell>
          <table:table-cell office:value-type="string" calcext:value-type="string">
            <text:p>/home/developer/Projects/Code/AZDiffRadio/outputs/classif_2/003-M-49/Dataset/series_by_id/1.2.840.114356.51122251289838353870866421778568212153/nifti/1.2.840.114356.51122251289838353870866421778568212153.nii.gz</text:p>
          </table:table-cell>
          <table:table-cell office:value-type="string" calcext:value-type="string">
            <text:p>/mnt/localstore1/H002/003-M-49/Mediplan3D/Slicer-exports/1.2.840.114356.51122251289838353870866421778568212153_stem_original.vtp</text:p>
          </table:table-cell>
          <table:table-cell office:value-type="string" calcext:value-type="string">
            <text:p>/mnt/localstore1/H002/003-M-49/Mediplan3D/Slicer-exports/1.2.840.114356.51122251289838353870866421778568212153_stem_metrics.xml</text:p>
          </table:table-cell>
          <table:table-cell office:value-type="string" calcext:value-type="string">
            <text:p>2025-12-09T23:40:26.792786Z</text:p>
          </table:table-cell>
          <table:table-cell office:value-type="float" office:value="1787" calcext:value-type="float">
            <text:p>1787</text:p>
          </table:table-cell>
          <table:table-cell office:value-type="float" office:value="13.4442" calcext:value-type="float">
            <text:p>13.4442</text:p>
          </table:table-cell>
          <table:table-cell office:value-type="float" office:value="786" calcext:value-type="float">
            <text:p>786</text:p>
          </table:table-cell>
          <table:table-cell office:value-type="float" office:value="5.9133" calcext:value-type="float">
            <text:p>5.9133</text:p>
          </table:table-cell>
          <table:table-cell office:value-type="float" office:value="2477" calcext:value-type="float">
            <text:p>2477</text:p>
          </table:table-cell>
          <table:table-cell office:value-type="float" office:value="18.6353" calcext:value-type="float">
            <text:p>18.6353</text:p>
          </table:table-cell>
          <table:table-cell office:value-type="float" office:value="6669" calcext:value-type="float">
            <text:p>6669</text:p>
          </table:table-cell>
          <table:table-cell office:value-type="float" office:value="50.173" calcext:value-type="float">
            <text:p>50.1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4-F-71</text:p>
          </table:table-cell>
          <table:table-cell office:value-type="string" calcext:value-type="string">
            <text:p>160113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VolumeScalars</text:p>
          </table:table-cell>
          <table:table-cell office:value-type="float" office:value="-1911186665" calcext:value-type="float">
            <text:p>-1911186665</text:p>
          </table:table-cell>
          <table:table-cell office:value-type="float" office:value="2081361537" calcext:value-type="float">
            <text:p>2081361537</text:p>
          </table:table-cell>
          <table:table-cell office:value-type="float" office:value="38900" calcext:value-type="float">
            <text:p>38900</text:p>
          </table:table-cell>
          <table:table-cell office:value-type="string" calcext:value-type="string">
            <text:p>1.2.840.114356.318435629158519937744750809549776596262_stack_03.nii.gz</text:p>
          </table:table-cell>
          <table:table-cell office:value-type="string" calcext:value-type="string">
            <text:p>/home/developer/Projects/Code/AZDiffRadio/outputs/classif_2/004-F-71/Dataset/series_by_id/1.2.840.114356.318435629158519937744750809549776596262/stacks/stack_03/nifti/1.2.840.114356.318435629158519937744750809549776596262_stack_03.nii.gz</text:p>
          </table:table-cell>
          <table:table-cell office:value-type="string" calcext:value-type="string">
            <text:p>/mnt/localstore1/H002/004-F-71/Mediplan3D/Slicer-exports/1.2.840.114356.318435629158519937744750809549776596262_stack_03_stem_original.vtp</text:p>
          </table:table-cell>
          <table:table-cell office:value-type="string" calcext:value-type="string">
            <text:p>/mnt/localstore1/H002/004-F-71/Mediplan3D/Slicer-exports/1.2.840.114356.318435629158519937744750809549776596262_stack_03_stem_metrics.xml</text:p>
          </table:table-cell>
          <table:table-cell office:value-type="string" calcext:value-type="string">
            <text:p>2025-12-09T23:40:41.772670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35" calcext:value-type="float">
            <text:p>20635</text:p>
          </table:table-cell>
          <table:table-cell office:value-type="float" office:value="53.0463" calcext:value-type="float">
            <text:p>53.0463</text:p>
          </table:table-cell>
          <table:table-cell office:value-type="float" office:value="1159" calcext:value-type="float">
            <text:p>1159</text:p>
          </table:table-cell>
          <table:table-cell office:value-type="float" office:value="2.9794" calcext:value-type="float">
            <text:p>2.9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5-M-26</text:p>
          </table:table-cell>
          <table:table-cell office:value-type="string" calcext:value-type="string">
            <text:p>160118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7</text:p>
          </table:table-cell>
          <table:table-cell office:value-type="string" calcext:value-type="string">
            <text:p>STEM KA STD135 7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71_1</text:p>
          </table:table-cell>
          <table:table-cell office:value-type="string" calcext:value-type="string">
            <text:p>VolumeScalars</text:p>
          </table:table-cell>
          <table:table-cell office:value-type="float" office:value="-30609" calcext:value-type="float">
            <text:p>-30609</text:p>
          </table:table-cell>
          <table:table-cell office:value-type="float" office:value="31054" calcext:value-type="float">
            <text:p>31054</text:p>
          </table:table-cell>
          <table:table-cell office:value-type="float" office:value="68526" calcext:value-type="float">
            <text:p>68526</text:p>
          </table:table-cell>
          <table:table-cell office:value-type="string" calcext:value-type="string">
            <text:p>1.2.840.114356.290699214400361900637152865251716184364.nii.gz</text:p>
          </table:table-cell>
          <table:table-cell office:value-type="string" calcext:value-type="string">
            <text:p>/home/developer/Projects/Code/AZDiffRadio/outputs/classif_2/005-M-26/Dataset/series_by_id/1.2.840.114356.290699214400361900637152865251716184364/nifti/1.2.840.114356.290699214400361900637152865251716184364.nii.gz</text:p>
          </table:table-cell>
          <table:table-cell office:value-type="string" calcext:value-type="string">
            <text:p>/mnt/localstore1/H002/005-M-26/Mediplan3D/Slicer-exports/1.2.840.114356.290699214400361900637152865251716184364_stem_original.vtp</text:p>
          </table:table-cell>
          <table:table-cell office:value-type="string" calcext:value-type="string">
            <text:p>/mnt/localstore1/H002/005-M-26/Mediplan3D/Slicer-exports/1.2.840.114356.290699214400361900637152865251716184364_stem_metrics.xml</text:p>
          </table:table-cell>
          <table:table-cell office:value-type="string" calcext:value-type="string">
            <text:p>2025-12-09T23:40:57.589359Z</text:p>
          </table:table-cell>
          <table:table-cell office:value-type="float" office:value="1263" calcext:value-type="float">
            <text:p>1263</text:p>
          </table:table-cell>
          <table:table-cell office:value-type="float" office:value="1.8431" calcext:value-type="float">
            <text:p>1.8431</text:p>
          </table:table-cell>
          <table:table-cell office:value-type="float" office:value="10467" calcext:value-type="float">
            <text:p>10467</text:p>
          </table:table-cell>
          <table:table-cell office:value-type="float" office:value="15.2745" calcext:value-type="float">
            <text:p>15.2745</text:p>
          </table:table-cell>
          <table:table-cell office:value-type="float" office:value="6719" calcext:value-type="float">
            <text:p>6719</text:p>
          </table:table-cell>
          <table:table-cell office:value-type="float" office:value="9.805" calcext:value-type="float">
            <text:p>9.805</text:p>
          </table:table-cell>
          <table:table-cell office:value-type="float" office:value="2559" calcext:value-type="float">
            <text:p>2559</text:p>
          </table:table-cell>
          <table:table-cell office:value-type="float" office:value="3.7343" calcext:value-type="float">
            <text:p>3.734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6-M-63</text:p>
          </table:table-cell>
          <table:table-cell office:value-type="string" calcext:value-type="string">
            <text:p>160150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STD125_A_4</text:p>
          </table:table-cell>
          <table:table-cell office:value-type="string" calcext:value-type="string">
            <text:p>STEM STD125 A 4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550908_1</text:p>
          </table:table-cell>
          <table:table-cell office:value-type="string" calcext:value-type="string">
            <text:p>VolumeScalars</text:p>
          </table:table-cell>
          <table:table-cell office:value-type="float" office:value="-196" calcext:value-type="float">
            <text:p>-196</text:p>
          </table:table-cell>
          <table:table-cell office:value-type="float" office:value="1037" calcext:value-type="float">
            <text:p>1037</text:p>
          </table:table-cell>
          <table:table-cell office:value-type="float" office:value="50533" calcext:value-type="float">
            <text:p>50533</text:p>
          </table:table-cell>
          <table:table-cell office:value-type="string" calcext:value-type="string">
            <text:p>1.2.840.113619.2.416.323108426829918732464075286489137100165_stack_03.nii.gz</text:p>
          </table:table-cell>
          <table:table-cell office:value-type="string" calcext:value-type="string">
            <text:p>/home/developer/Projects/Code/AZDiffRadio/outputs/classif_2/006-M-63/Dataset/series_by_id/1.2.840.113619.2.416.323108426829918732464075286489137100165/stacks/stack_03/nifti/1.2.840.113619.2.416.323108426829918732464075286489137100165_stack_03.nii.gz</text:p>
          </table:table-cell>
          <table:table-cell office:value-type="string" calcext:value-type="string">
            <text:p>/mnt/localstore1/H002/006-M-63/Mediplan3D/Slicer-exports/1.2.840.113619.2.416.323108426829918732464075286489137100165_stack_03_stem_original.vtp</text:p>
          </table:table-cell>
          <table:table-cell office:value-type="string" calcext:value-type="string">
            <text:p>/mnt/localstore1/H002/006-M-63/Mediplan3D/Slicer-exports/1.2.840.113619.2.416.323108426829918732464075286489137100165_stack_03_stem_metrics.xml</text:p>
          </table:table-cell>
          <table:table-cell office:value-type="string" calcext:value-type="string">
            <text:p>2025-12-09T23:41:12.849604Z</text:p>
          </table:table-cell>
          <table:table-cell office:value-type="float" office:value="15" calcext:value-type="float">
            <text:p>15</text:p>
          </table:table-cell>
          <table:table-cell office:value-type="float" office:value="0.0297" calcext:value-type="float">
            <text:p>0.0297</text:p>
          </table:table-cell>
          <table:table-cell office:value-type="float" office:value="42593" calcext:value-type="float">
            <text:p>42593</text:p>
          </table:table-cell>
          <table:table-cell office:value-type="float" office:value="84.2875" calcext:value-type="float">
            <text:p>84.2875</text:p>
          </table:table-cell>
          <table:table-cell office:value-type="float" office:value="6956" calcext:value-type="float">
            <text:p>6956</text:p>
          </table:table-cell>
          <table:table-cell office:value-type="float" office:value="13.7653" calcext:value-type="float">
            <text:p>13.7653</text:p>
          </table:table-cell>
          <table:table-cell office:value-type="float" office:value="969" calcext:value-type="float">
            <text:p>969</text:p>
          </table:table-cell>
          <table:table-cell office:value-type="float" office:value="1.9176" calcext:value-type="float">
            <text:p>1.917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7-F-87</text:p>
          </table:table-cell>
          <table:table-cell office:value-type="string" calcext:value-type="string">
            <text:p>16012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HO_S_135_2</text:p>
          </table:table-cell>
          <table:table-cell office:value-type="string" calcext:value-type="string">
            <text:p>STEM KHO S 135 2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607087_1</text:p>
          </table:table-cell>
          <table:table-cell office:value-type="string" calcext:value-type="string">
            <text:p>VolumeScalars</text:p>
          </table:table-cell>
          <table:table-cell office:value-type="float" office:value="-579" calcext:value-type="float">
            <text:p>-579</text:p>
          </table:table-cell>
          <table:table-cell office:value-type="float" office:value="1987" calcext:value-type="float">
            <text:p>1987</text:p>
          </table:table-cell>
          <table:table-cell office:value-type="float" office:value="37618" calcext:value-type="float">
            <text:p>37618</text:p>
          </table:table-cell>
          <table:table-cell office:value-type="string" calcext:value-type="string">
            <text:p>1.3.46.670589.33.1.63837029670551863400001.4767352654215964939.nii.gz</text:p>
          </table:table-cell>
          <table:table-cell office:value-type="string" calcext:value-type="string">
            <text:p>/home/developer/Projects/Code/AZDiffRadio/outputs/classif_2/007-F-87/Dataset/series_by_id/1.3.46.670589.33.1.63837029670551863400001.4767352654215964939/nifti/1.3.46.670589.33.1.63837029670551863400001.4767352654215964939.nii.gz</text:p>
          </table:table-cell>
          <table:table-cell office:value-type="string" calcext:value-type="string">
            <text:p>/mnt/localstore1/H002/007-F-87/Mediplan3D/Slicer-exports/1.3.46.670589.33.1.63837029670551863400001.4767352654215964939_stem_original.vtp</text:p>
          </table:table-cell>
          <table:table-cell office:value-type="string" calcext:value-type="string">
            <text:p>/mnt/localstore1/H002/007-F-87/Mediplan3D/Slicer-exports/1.3.46.670589.33.1.63837029670551863400001.4767352654215964939_stem_metrics.xml</text:p>
          </table:table-cell>
          <table:table-cell office:value-type="string" calcext:value-type="string">
            <text:p>2025-12-09T23:41:28.102752Z</text:p>
          </table:table-cell>
          <table:table-cell office:value-type="float" office:value="112" calcext:value-type="float">
            <text:p>112</text:p>
          </table:table-cell>
          <table:table-cell office:value-type="float" office:value="0.2977" calcext:value-type="float">
            <text:p>0.2977</text:p>
          </table:table-cell>
          <table:table-cell office:value-type="float" office:value="29722" calcext:value-type="float">
            <text:p>29722</text:p>
          </table:table-cell>
          <table:table-cell office:value-type="float" office:value="79.01" calcext:value-type="float">
            <text:p>79.01</text:p>
          </table:table-cell>
          <table:table-cell office:value-type="float" office:value="4256" calcext:value-type="float">
            <text:p>4256</text:p>
          </table:table-cell>
          <table:table-cell office:value-type="float" office:value="11.3137" calcext:value-type="float">
            <text:p>11.3137</text:p>
          </table:table-cell>
          <table:table-cell office:value-type="float" office:value="332" calcext:value-type="float">
            <text:p>332</text:p>
          </table:table-cell>
          <table:table-cell office:value-type="float" office:value="0.8826" calcext:value-type="float">
            <text:p>0.882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8-F-40</text:p>
          </table:table-cell>
          <table:table-cell office:value-type="string" calcext:value-type="string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VolumeScalars</text:p>
          </table:table-cell>
          <table:table-cell office:value-type="float" office:value="-167" calcext:value-type="float">
            <text:p>-167</text:p>
          </table:table-cell>
          <table:table-cell office:value-type="float" office:value="1069" calcext:value-type="float">
            <text:p>1069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1.2.840.113619.2.416.304672892622426119602055526425572779520_stack_03.nii.gz</text:p>
          </table:table-cell>
          <table:table-cell office:value-type="string" calcext:value-type="string">
            <text:p>/home/developer/Projects/Code/AZDiffRadio/outputs/classif_2/008-F-40/Dataset/series_by_id/1.2.840.113619.2.416.304672892622426119602055526425572779520/stacks/stack_03/nifti/1.2.840.113619.2.416.304672892622426119602055526425572779520_stack_03.nii.gz</text:p>
          </table:table-cell>
          <table:table-cell office:value-type="string" calcext:value-type="string">
            <text:p>/mnt/localstore1/H002/008-F-40/Mediplan3D/Slicer-exports/1.2.840.113619.2.416.304672892622426119602055526425572779520_stack_03_stem_original.vtp</text:p>
          </table:table-cell>
          <table:table-cell office:value-type="string" calcext:value-type="string">
            <text:p>/mnt/localstore1/H002/008-F-40/Mediplan3D/Slicer-exports/1.2.840.113619.2.416.304672892622426119602055526425572779520_stack_03_stem_metrics.xml</text:p>
          </table:table-cell>
          <table:table-cell office:value-type="string" calcext:value-type="string">
            <text:p>2025-12-09T23:41:43.136491Z</text:p>
          </table:table-cell>
          <table:table-cell office:value-type="float" office:value="21" calcext:value-type="float">
            <text:p>21</text:p>
          </table:table-cell>
          <table:table-cell office:value-type="float" office:value="0.054" calcext:value-type="float">
            <text:p>0.054</text:p>
          </table:table-cell>
          <table:table-cell office:value-type="float" office:value="28920" calcext:value-type="float">
            <text:p>28920</text:p>
          </table:table-cell>
          <table:table-cell office:value-type="float" office:value="74.3464" calcext:value-type="float">
            <text:p>74.3464</text:p>
          </table:table-cell>
          <table:table-cell office:value-type="float" office:value="5649" calcext:value-type="float">
            <text:p>5649</text:p>
          </table:table-cell>
          <table:table-cell office:value-type="float" office:value="14.5222" calcext:value-type="float">
            <text:p>14.5222</text:p>
          </table:table-cell>
          <table:table-cell office:value-type="float" office:value="4309" calcext:value-type="float">
            <text:p>4309</text:p>
          </table:table-cell>
          <table:table-cell office:value-type="float" office:value="11.0774" calcext:value-type="float">
            <text:p>11.077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09-F-83</text:p>
          </table:table-cell>
          <table:table-cell office:value-type="string" calcext:value-type="string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VolumeScalars</text:p>
          </table:table-cell>
          <table:table-cell office:value-type="float" office:value="-189" calcext:value-type="float">
            <text:p>-189</text:p>
          </table:table-cell>
          <table:table-cell office:value-type="float" office:value="1082" calcext:value-type="float">
            <text:p>1082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1.2.840.113619.2.416.280121663397063837067761677027928059628_stack_03.nii.gz</text:p>
          </table:table-cell>
          <table:table-cell office:value-type="string" calcext:value-type="string">
            <text:p>/home/developer/Projects/Code/AZDiffRadio/outputs/classif_2/009-F-83/Dataset/series_by_id/1.2.840.113619.2.416.280121663397063837067761677027928059628/stacks/stack_03/nifti/1.2.840.113619.2.416.280121663397063837067761677027928059628_stack_03.nii.gz</text:p>
          </table:table-cell>
          <table:table-cell office:value-type="string" calcext:value-type="string">
            <text:p>/mnt/localstore1/H002/009-F-83/Mediplan3D/Slicer-exports/1.2.840.113619.2.416.280121663397063837067761677027928059628_stack_03_stem_original.vtp</text:p>
          </table:table-cell>
          <table:table-cell office:value-type="string" calcext:value-type="string">
            <text:p>/mnt/localstore1/H002/009-F-83/Mediplan3D/Slicer-exports/1.2.840.113619.2.416.280121663397063837067761677027928059628_stack_03_stem_metrics.xml</text:p>
          </table:table-cell>
          <table:table-cell office:value-type="string" calcext:value-type="string">
            <text:p>2025-12-09T23:41:58.330876Z</text:p>
          </table:table-cell>
          <table:table-cell office:value-type="float" office:value="17" calcext:value-type="float">
            <text:p>17</text:p>
          </table:table-cell>
          <table:table-cell office:value-type="float" office:value="0.0437" calcext:value-type="float">
            <text:p>0.0437</text:p>
          </table:table-cell>
          <table:table-cell office:value-type="float" office:value="36743" calcext:value-type="float">
            <text:p>36743</text:p>
          </table:table-cell>
          <table:table-cell office:value-type="float" office:value="94.4574" calcext:value-type="float">
            <text:p>94.4574</text:p>
          </table:table-cell>
          <table:table-cell office:value-type="float" office:value="1804" calcext:value-type="float">
            <text:p>1804</text:p>
          </table:table-cell>
          <table:table-cell office:value-type="float" office:value="4.6377" calcext:value-type="float">
            <text:p>4.6377</text:p>
          </table:table-cell>
          <table:table-cell office:value-type="float" office:value="335" calcext:value-type="float">
            <text:p>335</text:p>
          </table:table-cell>
          <table:table-cell office:value-type="float" office:value="0.8612" calcext:value-type="float">
            <text:p>0.8612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10-F-41</text:p>
          </table:table-cell>
          <table:table-cell office:value-type="string" calcext:value-type="string">
            <text:p>160132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LA_125_0</text:p>
          </table:table-cell>
          <table:table-cell office:value-type="string" calcext:value-type="string">
            <text:p>STEM KLA 125 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610427_1</text:p>
          </table:table-cell>
          <table:table-cell office:value-type="string" calcext:value-type="string">
            <text:p>VolumeScalars</text:p>
          </table:table-cell>
          <table:table-cell office:value-type="float" office:value="-316" calcext:value-type="float">
            <text:p>-316</text:p>
          </table:table-cell>
          <table:table-cell office:value-type="float" office:value="1942" calcext:value-type="float">
            <text:p>1942</text:p>
          </table:table-cell>
          <table:table-cell office:value-type="float" office:value="28692" calcext:value-type="float">
            <text:p>28692</text:p>
          </table:table-cell>
          <table:table-cell office:value-type="string" calcext:value-type="string">
            <text:p>1.2.840.113619.2.416.88502088915049648511528962849821012361_stack_03.nii.gz</text:p>
          </table:table-cell>
          <table:table-cell office:value-type="string" calcext:value-type="string">
            <text:p>/home/developer/Projects/Code/AZDiffRadio/outputs/classif_2/010-F-41/Dataset/series_by_id/1.2.840.113619.2.416.88502088915049648511528962849821012361/stacks/stack_03/nifti/1.2.840.113619.2.416.88502088915049648511528962849821012361_stack_03.nii.gz</text:p>
          </table:table-cell>
          <table:table-cell office:value-type="string" calcext:value-type="string">
            <text:p>/mnt/localstore1/H002/010-F-41/Mediplan3D/Slicer-exports/1.2.840.113619.2.416.88502088915049648511528962849821012361_stack_03_stem_original.vtp</text:p>
          </table:table-cell>
          <table:table-cell office:value-type="string" calcext:value-type="string">
            <text:p>/mnt/localstore1/H002/010-F-41/Mediplan3D/Slicer-exports/1.2.840.113619.2.416.88502088915049648511528962849821012361_stack_03_stem_metrics.xml</text:p>
          </table:table-cell>
          <table:table-cell office:value-type="string" calcext:value-type="string">
            <text:p>2025-12-09T23:42:13.441454Z</text:p>
          </table:table-cell>
          <table:table-cell office:value-type="float" office:value="4895" calcext:value-type="float">
            <text:p>4895</text:p>
          </table:table-cell>
          <table:table-cell office:value-type="float" office:value="17.0605" calcext:value-type="float">
            <text:p>17.0605</text:p>
          </table:table-cell>
          <table:table-cell office:value-type="float" office:value="6587" calcext:value-type="float">
            <text:p>6587</text:p>
          </table:table-cell>
          <table:table-cell office:value-type="float" office:value="22.9576" calcext:value-type="float">
            <text:p>22.9576</text:p>
          </table:table-cell>
          <table:table-cell office:value-type="float" office:value="8128" calcext:value-type="float">
            <text:p>8128</text:p>
          </table:table-cell>
          <table:table-cell office:value-type="float" office:value="28.3285" calcext:value-type="float">
            <text:p>28.3285</text:p>
          </table:table-cell>
          <table:table-cell office:value-type="float" office:value="5573" calcext:value-type="float">
            <text:p>5573</text:p>
          </table:table-cell>
          <table:table-cell office:value-type="float" office:value="19.4235" calcext:value-type="float">
            <text:p>19.423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11-F-54</text:p>
          </table:table-cell>
          <table:table-cell office:value-type="string" calcext:value-type="string">
            <text:p>160160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SN_A_2</text:p>
          </table:table-cell>
          <table:table-cell office:value-type="string" calcext:value-type="string">
            <text:p>STEM SN A 2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550460_1</text:p>
          </table:table-cell>
          <table:table-cell office:value-type="string" calcext:value-type="string">
            <text:p>VolumeScalars</text:p>
          </table:table-cell>
          <table:table-cell office:value-type="float" office:value="-501" calcext:value-type="float">
            <text:p>-501</text:p>
          </table:table-cell>
          <table:table-cell office:value-type="float" office:value="1833" calcext:value-type="float">
            <text:p>1833</text:p>
          </table:table-cell>
          <table:table-cell office:value-type="float" office:value="37359" calcext:value-type="float">
            <text:p>37359</text:p>
          </table:table-cell>
          <table:table-cell office:value-type="string" calcext:value-type="string">
            <text:p>1.2.840.113619.2.416.154329578107230525325724120376429504045_stack_03.nii.gz</text:p>
          </table:table-cell>
          <table:table-cell office:value-type="string" calcext:value-type="string">
            <text:p>/home/developer/Projects/Code/AZDiffRadio/outputs/classif_2/011-F-54/Dataset/series_by_id/1.2.840.113619.2.416.154329578107230525325724120376429504045/stacks/stack_03/nifti/1.2.840.113619.2.416.154329578107230525325724120376429504045_stack_03.nii.gz</text:p>
          </table:table-cell>
          <table:table-cell office:value-type="string" calcext:value-type="string">
            <text:p>/mnt/localstore1/H002/011-F-54/Mediplan3D/Slicer-exports/1.2.840.113619.2.416.154329578107230525325724120376429504045_stack_03_stem_original.vtp</text:p>
          </table:table-cell>
          <table:table-cell office:value-type="string" calcext:value-type="string">
            <text:p>/mnt/localstore1/H002/011-F-54/Mediplan3D/Slicer-exports/1.2.840.113619.2.416.154329578107230525325724120376429504045_stack_03_stem_metrics.xml</text:p>
          </table:table-cell>
          <table:table-cell office:value-type="string" calcext:value-type="string">
            <text:p>2025-12-09T23:42:28.086109Z</text:p>
          </table:table-cell>
          <table:table-cell office:value-type="float" office:value="196" calcext:value-type="float">
            <text:p>196</text:p>
          </table:table-cell>
          <table:table-cell office:value-type="float" office:value="0.5246" calcext:value-type="float">
            <text:p>0.5246</text:p>
          </table:table-cell>
          <table:table-cell office:value-type="float" office:value="31321" calcext:value-type="float">
            <text:p>31321</text:p>
          </table:table-cell>
          <table:table-cell office:value-type="float" office:value="83.8379" calcext:value-type="float">
            <text:p>83.8379</text:p>
          </table:table-cell>
          <table:table-cell office:value-type="float" office:value="4354" calcext:value-type="float">
            <text:p>4354</text:p>
          </table:table-cell>
          <table:table-cell office:value-type="float" office:value="11.6545" calcext:value-type="float">
            <text:p>11.6545</text:p>
          </table:table-cell>
          <table:table-cell office:value-type="float" office:value="901" calcext:value-type="float">
            <text:p>901</text:p>
          </table:table-cell>
          <table:table-cell office:value-type="float" office:value="2.4117" calcext:value-type="float">
            <text:p>2.4117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12-M-74</text:p>
          </table:table-cell>
          <table:table-cell office:value-type="string" calcext:value-type="string">
            <text:p>160115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4</text:p>
          </table:table-cell>
          <table:table-cell office:value-type="string" calcext:value-type="string">
            <text:p>STEM KA STD135 4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68_1</text:p>
          </table:table-cell>
          <table:table-cell office:value-type="string" calcext:value-type="string">
            <text:p>VolumeScalars</text:p>
          </table:table-cell>
          <table:table-cell office:value-type="float" office:value="-163" calcext:value-type="float">
            <text:p>-163</text:p>
          </table:table-cell>
          <table:table-cell office:value-type="float" office:value="1601" calcext:value-type="float">
            <text:p>1601</text:p>
          </table:table-cell>
          <table:table-cell office:value-type="float" office:value="41977" calcext:value-type="float">
            <text:p>41977</text:p>
          </table:table-cell>
          <table:table-cell office:value-type="string" calcext:value-type="string">
            <text:p>1.3.46.670589.33.1.63829161729604660300004.4779804607562183789.nii.gz</text:p>
          </table:table-cell>
          <table:table-cell office:value-type="string" calcext:value-type="string">
            <text:p>/home/developer/Projects/Code/AZDiffRadio/outputs/classif_2/012-M-74/Dataset/series_by_id/1.3.46.670589.33.1.63829161729604660300004.4779804607562183789/nifti/1.3.46.670589.33.1.63829161729604660300004.4779804607562183789.nii.gz</text:p>
          </table:table-cell>
          <table:table-cell office:value-type="string" calcext:value-type="string">
            <text:p>/mnt/localstore1/H002/012-M-74/Mediplan3D/Slicer-exports/1.3.46.670589.33.1.63829161729604660300004.4779804607562183789_stem_original.vtp</text:p>
          </table:table-cell>
          <table:table-cell office:value-type="string" calcext:value-type="string">
            <text:p>/mnt/localstore1/H002/012-M-74/Mediplan3D/Slicer-exports/1.3.46.670589.33.1.63829161729604660300004.4779804607562183789_stem_metrics.xml</text:p>
          </table:table-cell>
          <table:table-cell office:value-type="string" calcext:value-type="string">
            <text:p>2025-12-09T23:42:43.726120Z</text:p>
          </table:table-cell>
          <table:table-cell office:value-type="float" office:value="134" calcext:value-type="float">
            <text:p>134</text:p>
          </table:table-cell>
          <table:table-cell office:value-type="float" office:value="0.3192" calcext:value-type="float">
            <text:p>0.3192</text:p>
          </table:table-cell>
          <table:table-cell office:value-type="float" office:value="35513" calcext:value-type="float">
            <text:p>35513</text:p>
          </table:table-cell>
          <table:table-cell office:value-type="float" office:value="84.6011" calcext:value-type="float">
            <text:p>84.6011</text:p>
          </table:table-cell>
          <table:table-cell office:value-type="float" office:value="5518" calcext:value-type="float">
            <text:p>5518</text:p>
          </table:table-cell>
          <table:table-cell office:value-type="float" office:value="13.1453" calcext:value-type="float">
            <text:p>13.1453</text:p>
          </table:table-cell>
          <table:table-cell office:value-type="float" office:value="773" calcext:value-type="float">
            <text:p>773</text:p>
          </table:table-cell>
          <table:table-cell office:value-type="float" office:value="1.8415" calcext:value-type="float">
            <text:p>1.841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13-F-81</text:p>
          </table:table-cell>
          <table:table-cell office:value-type="string" calcext:value-type="string">
            <text:p>160092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HO_A_135_2</text:p>
          </table:table-cell>
          <table:table-cell office:value-type="string" calcext:value-type="string">
            <text:p>STEM KHO A 135 2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550473_1</text:p>
          </table:table-cell>
          <table:table-cell office:value-type="string" calcext:value-type="string">
            <text:p>VolumeScalars</text:p>
          </table:table-cell>
          <table:table-cell office:value-type="float" office:value="-137" calcext:value-type="float">
            <text:p>-137</text:p>
          </table:table-cell>
          <table:table-cell office:value-type="float" office:value="1644" calcext:value-type="float">
            <text:p>1644</text:p>
          </table:table-cell>
          <table:table-cell office:value-type="float" office:value="61042" calcext:value-type="float">
            <text:p>61042</text:p>
          </table:table-cell>
          <table:table-cell office:value-type="string" calcext:value-type="string">
            <text:p>1.3.46.670589.33.1.63828549743236925000003.4985465118747613432.nii.gz</text:p>
          </table:table-cell>
          <table:table-cell office:value-type="string" calcext:value-type="string">
            <text:p>/home/developer/Projects/Code/AZDiffRadio/outputs/classif_2/013-F-81/Dataset/series_by_id/1.3.46.670589.33.1.63828549743236925000003.4985465118747613432/nifti/1.3.46.670589.33.1.63828549743236925000003.4985465118747613432.nii.gz</text:p>
          </table:table-cell>
          <table:table-cell office:value-type="string" calcext:value-type="string">
            <text:p>/mnt/localstore1/H002/013-F-81/Mediplan3D/Slicer-exports/1.3.46.670589.33.1.63828549743236925000003.4985465118747613432_stem_original.vtp</text:p>
          </table:table-cell>
          <table:table-cell office:value-type="string" calcext:value-type="string">
            <text:p>/mnt/localstore1/H002/013-F-81/Mediplan3D/Slicer-exports/1.3.46.670589.33.1.63828549743236925000003.4985465118747613432_stem_metrics.xml</text:p>
          </table:table-cell>
          <table:table-cell office:value-type="string" calcext:value-type="string">
            <text:p>2025-12-09T23:42:59.237682Z</text:p>
          </table:table-cell>
          <table:table-cell office:value-type="float" office:value="209" calcext:value-type="float">
            <text:p>209</text:p>
          </table:table-cell>
          <table:table-cell office:value-type="float" office:value="0.3424" calcext:value-type="float">
            <text:p>0.3424</text:p>
          </table:table-cell>
          <table:table-cell office:value-type="float" office:value="52831" calcext:value-type="float">
            <text:p>52831</text:p>
          </table:table-cell>
          <table:table-cell office:value-type="float" office:value="86.5486" calcext:value-type="float">
            <text:p>86.5486</text:p>
          </table:table-cell>
          <table:table-cell office:value-type="float" office:value="6876" calcext:value-type="float">
            <text:p>6876</text:p>
          </table:table-cell>
          <table:table-cell office:value-type="float" office:value="11.2644" calcext:value-type="float">
            <text:p>11.2644</text:p>
          </table:table-cell>
          <table:table-cell office:value-type="float" office:value="1088" calcext:value-type="float">
            <text:p>1088</text:p>
          </table:table-cell>
          <table:table-cell office:value-type="float" office:value="1.7824" calcext:value-type="float">
            <text:p>1.782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14-M-65</text:p>
          </table:table-cell>
          <table:table-cell office:value-type="string" calcext:value-type="string">
            <text:p>160117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6</text:p>
          </table:table-cell>
          <table:table-cell office:value-type="string" calcext:value-type="string">
            <text:p>STEM KA STD135 6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414970_1</text:p>
          </table:table-cell>
          <table:table-cell office:value-type="string" calcext:value-type="string">
            <text:p>VolumeScalars</text:p>
          </table:table-cell>
          <table:table-cell office:value-type="float" office:value="-176" calcext:value-type="float">
            <text:p>-176</text:p>
          </table:table-cell>
          <table:table-cell office:value-type="float" office:value="1476" calcext:value-type="float">
            <text:p>1476</text:p>
          </table:table-cell>
          <table:table-cell office:value-type="float" office:value="59861" calcext:value-type="float">
            <text:p>59861</text:p>
          </table:table-cell>
          <table:table-cell office:value-type="string" calcext:value-type="string">
            <text:p>1.3.46.670589.33.1.63827950255467861600004.4736978582790340532.nii.gz</text:p>
          </table:table-cell>
          <table:table-cell office:value-type="string" calcext:value-type="string">
            <text:p>/home/developer/Projects/Code/AZDiffRadio/outputs/classif_2/014-M-65/Dataset/series_by_id/1.3.46.670589.33.1.63827950255467861600004.4736978582790340532/nifti/1.3.46.670589.33.1.63827950255467861600004.4736978582790340532.nii.gz</text:p>
          </table:table-cell>
          <table:table-cell office:value-type="string" calcext:value-type="string">
            <text:p>/mnt/localstore1/H002/014-M-65/Mediplan3D/Slicer-exports/1.3.46.670589.33.1.63827950255467861600004.4736978582790340532_stem_original.vtp</text:p>
          </table:table-cell>
          <table:table-cell office:value-type="string" calcext:value-type="string">
            <text:p>/mnt/localstore1/H002/014-M-65/Mediplan3D/Slicer-exports/1.3.46.670589.33.1.63827950255467861600004.4736978582790340532_stem_metrics.xml</text:p>
          </table:table-cell>
          <table:table-cell office:value-type="string" calcext:value-type="string">
            <text:p>2025-12-09T23:43:15.024334Z</text:p>
          </table:table-cell>
          <table:table-cell office:value-type="float" office:value="143" calcext:value-type="float">
            <text:p>143</text:p>
          </table:table-cell>
          <table:table-cell office:value-type="float" office:value="0.2389" calcext:value-type="float">
            <text:p>0.2389</text:p>
          </table:table-cell>
          <table:table-cell office:value-type="float" office:value="55608" calcext:value-type="float">
            <text:p>55608</text:p>
          </table:table-cell>
          <table:table-cell office:value-type="float" office:value="92.8952" calcext:value-type="float">
            <text:p>92.8952</text:p>
          </table:table-cell>
          <table:table-cell office:value-type="float" office:value="3382" calcext:value-type="float">
            <text:p>3382</text:p>
          </table:table-cell>
          <table:table-cell office:value-type="float" office:value="5.6498" calcext:value-type="float">
            <text:p>5.6498</text:p>
          </table:table-cell>
          <table:table-cell office:value-type="float" office:value="728" calcext:value-type="float">
            <text:p>728</text:p>
          </table:table-cell>
          <table:table-cell office:value-type="float" office:value="1.2162" calcext:value-type="float">
            <text:p>1.2162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2</text:p>
          </table:table-cell>
          <table:table-cell office:value-type="string" calcext:value-type="string">
            <text:p>016-M-81</text:p>
          </table:table-cell>
          <table:table-cell office:value-type="string" calcext:value-type="string">
            <text:p>160132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LA_125_0</text:p>
          </table:table-cell>
          <table:table-cell office:value-type="string" calcext:value-type="string">
            <text:p>STEM KLA 125 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610427_1</text:p>
          </table:table-cell>
          <table:table-cell office:value-type="string" calcext:value-type="string">
            <text:p>VolumeScalars</text:p>
          </table:table-cell>
          <table:table-cell office:value-type="float" office:value="-289" calcext:value-type="float">
            <text:p>-289</text:p>
          </table:table-cell>
          <table:table-cell office:value-type="float" office:value="1613" calcext:value-type="float">
            <text:p>1613</text:p>
          </table:table-cell>
          <table:table-cell office:value-type="float" office:value="28692" calcext:value-type="float">
            <text:p>28692</text:p>
          </table:table-cell>
          <table:table-cell office:value-type="string" calcext:value-type="string">
            <text:p>1.2.840.113619.2.416.76658775227516848964472086060204283811_stack_03.nii.gz</text:p>
          </table:table-cell>
          <table:table-cell office:value-type="string" calcext:value-type="string">
            <text:p>/home/developer/Projects/Code/AZDiffRadio/outputs/classif_2/016-M-81/Dataset/series_by_id/1.2.840.113619.2.416.76658775227516848964472086060204283811/stacks/stack_03/nifti/1.2.840.113619.2.416.76658775227516848964472086060204283811_stack_03.nii.gz</text:p>
          </table:table-cell>
          <table:table-cell office:value-type="string" calcext:value-type="string">
            <text:p>/mnt/localstore1/H002/016-M-81/Mediplan3D/Slicer-exports/1.2.840.113619.2.416.76658775227516848964472086060204283811_stack_03_stem_original.vtp</text:p>
          </table:table-cell>
          <table:table-cell office:value-type="string" calcext:value-type="string">
            <text:p>/mnt/localstore1/H002/016-M-81/Mediplan3D/Slicer-exports/1.2.840.113619.2.416.76658775227516848964472086060204283811_stack_03_stem_metrics.xml</text:p>
          </table:table-cell>
          <table:table-cell office:value-type="string" calcext:value-type="string">
            <text:p>2025-12-09T23:43:30.292276Z</text:p>
          </table:table-cell>
          <table:table-cell office:value-type="float" office:value="221" calcext:value-type="float">
            <text:p>221</text:p>
          </table:table-cell>
          <table:table-cell office:value-type="float" office:value="0.7702" calcext:value-type="float">
            <text:p>0.7702</text:p>
          </table:table-cell>
          <table:table-cell office:value-type="float" office:value="22567" calcext:value-type="float">
            <text:p>22567</text:p>
          </table:table-cell>
          <table:table-cell office:value-type="float" office:value="78.6526" calcext:value-type="float">
            <text:p>78.6526</text:p>
          </table:table-cell>
          <table:table-cell office:value-type="float" office:value="4799" calcext:value-type="float">
            <text:p>4799</text:p>
          </table:table-cell>
          <table:table-cell office:value-type="float" office:value="16.7259" calcext:value-type="float">
            <text:p>16.7259</text:p>
          </table:table-cell>
          <table:table-cell office:value-type="float" office:value="1038" calcext:value-type="float">
            <text:p>1038</text:p>
          </table:table-cell>
          <table:table-cell office:value-type="float" office:value="3.6177" calcext:value-type="float">
            <text:p>3.6177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1-M-30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410" calcext:value-type="float">
            <text:p>-410</text:p>
          </table:table-cell>
          <table:table-cell office:value-type="float" office:value="873" calcext:value-type="float">
            <text:p>873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4356.270937472228232525423838658850315419768.nii.gz</text:p>
          </table:table-cell>
          <table:table-cell office:value-type="string" calcext:value-type="string">
            <text:p>/home/developer/Projects/Code/AZDiffRadio/outputs/classif_2/001-M-30/Dataset/series_by_id/1.2.840.114356.270937472228232525423838658850315419768/nifti/1.2.840.114356.270937472228232525423838658850315419768.nii.gz</text:p>
          </table:table-cell>
          <table:table-cell office:value-type="string" calcext:value-type="string">
            <text:p>/mnt/localstore1/H003/001-M-30/Mediplan3D/Slicer-exports/1.2.840.114356.270937472228232525423838658850315419768_stem_original.vtp</text:p>
          </table:table-cell>
          <table:table-cell office:value-type="string" calcext:value-type="string">
            <text:p>/mnt/localstore1/H003/001-M-30/Mediplan3D/Slicer-exports/1.2.840.114356.270937472228232525423838658850315419768_stem_metrics.xml</text:p>
          </table:table-cell>
          <table:table-cell office:value-type="string" calcext:value-type="string">
            <text:p>2025-12-09T23:43:56.556860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float" office:value="79.5762" calcext:value-type="float">
            <text:p>79.5762</text:p>
          </table:table-cell>
          <table:table-cell office:value-type="float" office:value="1637" calcext:value-type="float">
            <text:p>1637</text:p>
          </table:table-cell>
          <table:table-cell office:value-type="float" office:value="16.0585" calcext:value-type="float">
            <text:p>16.0585</text:p>
          </table:table-cell>
          <table:table-cell office:value-type="float" office:value="392" calcext:value-type="float">
            <text:p>392</text:p>
          </table:table-cell>
          <table:table-cell office:value-type="float" office:value="3.8454" calcext:value-type="float">
            <text:p>3.845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2-F-36</text:p>
          </table:table-cell>
          <table:table-cell office:value-type="string" calcext:value-type="string">
            <text:p>130502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3</text:p>
          </table:table-cell>
          <table:table-cell office:value-type="string" calcext:value-type="string">
            <text:p>STEM STD 3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2_34_0191_10092331_V01</text:p>
          </table:table-cell>
          <table:table-cell office:value-type="string" calcext:value-type="string">
            <text:p>VolumeScalars</text:p>
          </table:table-cell>
          <table:table-cell office:value-type="float" office:value="-19356" calcext:value-type="float">
            <text:p>-19356</text:p>
          </table:table-cell>
          <table:table-cell office:value-type="float" office:value="216241" calcext:value-type="float">
            <text:p>216241</text:p>
          </table:table-cell>
          <table:table-cell office:value-type="float" office:value="13362" calcext:value-type="float">
            <text:p>13362</text:p>
          </table:table-cell>
          <table:table-cell office:value-type="string" calcext:value-type="string">
            <text:p>1.2.840.114356.296552157972175411287775520654979109463_stack_03.nii.gz</text:p>
          </table:table-cell>
          <table:table-cell office:value-type="string" calcext:value-type="string">
            <text:p>/home/developer/Projects/Code/AZDiffRadio/outputs/classif_2/002-F-36/Dataset/series_by_id/1.2.840.114356.296552157972175411287775520654979109463/stacks/stack_03/nifti/1.2.840.114356.296552157972175411287775520654979109463_stack_03.nii.gz</text:p>
          </table:table-cell>
          <table:table-cell office:value-type="string" calcext:value-type="string">
            <text:p>/mnt/localstore1/H003/002-F-36/Mediplan3D/Slicer-exports/1.2.840.114356.296552157972175411287775520654979109463_stack_03_stem_original.vtp</text:p>
          </table:table-cell>
          <table:table-cell office:value-type="string" calcext:value-type="string">
            <text:p>/mnt/localstore1/H003/002-F-36/Mediplan3D/Slicer-exports/1.2.840.114356.296552157972175411287775520654979109463_stack_03_stem_metrics.xml</text:p>
          </table:table-cell>
          <table:table-cell office:value-type="string" calcext:value-type="string">
            <text:p>2025-12-09T23:44:11.926158Z</text:p>
          </table:table-cell>
          <table:table-cell office:value-type="float" office:value="42" calcext:value-type="float">
            <text:p>42</text:p>
          </table:table-cell>
          <table:table-cell office:value-type="float" office:value="0.3143" calcext:value-type="float">
            <text:p>0.3143</text:p>
          </table:table-cell>
          <table:table-cell office:value-type="float" office:value="19" calcext:value-type="float">
            <text:p>19</text:p>
          </table:table-cell>
          <table:table-cell office:value-type="float" office:value="0.1422" calcext:value-type="float">
            <text:p>0.1422</text:p>
          </table:table-cell>
          <table:table-cell office:value-type="float" office:value="25" calcext:value-type="float">
            <text:p>25</text:p>
          </table:table-cell>
          <table:table-cell office:value-type="float" office:value="0.1871" calcext:value-type="float">
            <text:p>0.1871</text:p>
          </table:table-cell>
          <table:table-cell office:value-type="float" office:value="47" calcext:value-type="float">
            <text:p>47</text:p>
          </table:table-cell>
          <table:table-cell office:value-type="float" office:value="0.3517" calcext:value-type="float">
            <text:p>0.3517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3-M-49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1024" calcext:value-type="float">
            <text:p>-1024</text:p>
          </table:table-cell>
          <table:table-cell office:value-type="float" office:value="942" calcext:value-type="float">
            <text:p>942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4356.51122251289838353870866421778568212153.nii.gz</text:p>
          </table:table-cell>
          <table:table-cell office:value-type="string" calcext:value-type="string">
            <text:p>/home/developer/Projects/Code/AZDiffRadio/outputs/classif_2/003-M-49/Dataset/series_by_id/1.2.840.114356.51122251289838353870866421778568212153/nifti/1.2.840.114356.51122251289838353870866421778568212153.nii.gz</text:p>
          </table:table-cell>
          <table:table-cell office:value-type="string" calcext:value-type="string">
            <text:p>/mnt/localstore1/H003/003-M-49/Mediplan3D/Slicer-exports/1.2.840.114356.51122251289838353870866421778568212153_stem_original.vtp</text:p>
          </table:table-cell>
          <table:table-cell office:value-type="string" calcext:value-type="string">
            <text:p>/mnt/localstore1/H003/003-M-49/Mediplan3D/Slicer-exports/1.2.840.114356.51122251289838353870866421778568212153_stem_metrics.xml</text:p>
          </table:table-cell>
          <table:table-cell office:value-type="string" calcext:value-type="string">
            <text:p>2025-12-09T23:44:26.396897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22" calcext:value-type="float">
            <text:p>8522</text:p>
          </table:table-cell>
          <table:table-cell office:value-type="float" office:value="83.5982" calcext:value-type="float">
            <text:p>83.5982</text:p>
          </table:table-cell>
          <table:table-cell office:value-type="float" office:value="709" calcext:value-type="float">
            <text:p>709</text:p>
          </table:table-cell>
          <table:table-cell office:value-type="float" office:value="6.9551" calcext:value-type="float">
            <text:p>6.9551</text:p>
          </table:table-cell>
          <table:table-cell office:value-type="float" office:value="278" calcext:value-type="float">
            <text:p>278</text:p>
          </table:table-cell>
          <table:table-cell office:value-type="float" office:value="2.7271" calcext:value-type="float">
            <text:p>2.7271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4-F-71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1920898178" calcext:value-type="float">
            <text:p>-1920898178</text:p>
          </table:table-cell>
          <table:table-cell office:value-type="float" office:value="1923631042" calcext:value-type="float">
            <text:p>1923631042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4356.318435629158519937744750809549776596262_stack_03.nii.gz</text:p>
          </table:table-cell>
          <table:table-cell office:value-type="string" calcext:value-type="string">
            <text:p>/home/developer/Projects/Code/AZDiffRadio/outputs/classif_2/004-F-71/Dataset/series_by_id/1.2.840.114356.318435629158519937744750809549776596262/stacks/stack_03/nifti/1.2.840.114356.318435629158519937744750809549776596262_stack_03.nii.gz</text:p>
          </table:table-cell>
          <table:table-cell office:value-type="string" calcext:value-type="string">
            <text:p>/mnt/localstore1/H003/004-F-71/Mediplan3D/Slicer-exports/1.2.840.114356.318435629158519937744750809549776596262_stack_03_stem_original.vtp</text:p>
          </table:table-cell>
          <table:table-cell office:value-type="string" calcext:value-type="string">
            <text:p>/mnt/localstore1/H003/004-F-71/Mediplan3D/Slicer-exports/1.2.840.114356.318435629158519937744750809549776596262_stack_03_stem_metrics.xml</text:p>
          </table:table-cell>
          <table:table-cell office:value-type="string" calcext:value-type="string">
            <text:p>2025-12-09T23:44:41.895405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9" calcext:value-type="float">
            <text:p>8929</text:p>
          </table:table-cell>
          <table:table-cell office:value-type="float" office:value="87.5907" calcext:value-type="float">
            <text:p>87.59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5-M-26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4356.290699214400361900637152865251716184364.nii.gz</text:p>
          </table:table-cell>
          <table:table-cell office:value-type="string" calcext:value-type="string">
            <text:p>/home/developer/Projects/Code/AZDiffRadio/outputs/classif_2/005-M-26/Dataset/series_by_id/1.2.840.114356.290699214400361900637152865251716184364/nifti/1.2.840.114356.290699214400361900637152865251716184364.nii.gz</text:p>
          </table:table-cell>
          <table:table-cell office:value-type="string" calcext:value-type="string">
            <text:p>/mnt/localstore1/H003/005-M-26/Mediplan3D/Slicer-exports/1.2.840.114356.290699214400361900637152865251716184364_stem_original.vtp</text:p>
          </table:table-cell>
          <table:table-cell office:value-type="string" calcext:value-type="string">
            <text:p>/mnt/localstore1/H003/005-M-26/Mediplan3D/Slicer-exports/1.2.840.114356.290699214400361900637152865251716184364_stem_metrics.xml</text:p>
          </table:table-cell>
          <table:table-cell office:value-type="string" calcext:value-type="string">
            <text:p>2025-12-09T23:44:57.146396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7" calcext:value-type="float">
            <text:p>5787</text:p>
          </table:table-cell>
          <table:table-cell office:value-type="float" office:value="56.7687" calcext:value-type="float">
            <text:p>56.76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6-M-63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3619.2.416.323108426829918732464075286489137100165_stack_03.nii.gz</text:p>
          </table:table-cell>
          <table:table-cell office:value-type="string" calcext:value-type="string">
            <text:p>/home/developer/Projects/Code/AZDiffRadio/outputs/classif_2/006-M-63/Dataset/series_by_id/1.2.840.113619.2.416.323108426829918732464075286489137100165/stacks/stack_03/nifti/1.2.840.113619.2.416.323108426829918732464075286489137100165_stack_03.nii.gz</text:p>
          </table:table-cell>
          <table:table-cell office:value-type="string" calcext:value-type="string">
            <text:p>/mnt/localstore1/H003/006-M-63/Mediplan3D/Slicer-exports/1.2.840.113619.2.416.323108426829918732464075286489137100165_stack_03_stem_original.vtp</text:p>
          </table:table-cell>
          <table:table-cell office:value-type="string" calcext:value-type="string">
            <text:p>/mnt/localstore1/H003/006-M-63/Mediplan3D/Slicer-exports/1.2.840.113619.2.416.323108426829918732464075286489137100165_stack_03_stem_metrics.xml</text:p>
          </table:table-cell>
          <table:table-cell office:value-type="string" calcext:value-type="string">
            <text:p>2025-12-09T23:45:12.407864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7-F-87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3.46.670589.33.1.63837029670551863400001.4767352654215964939.nii.gz</text:p>
          </table:table-cell>
          <table:table-cell office:value-type="string" calcext:value-type="string">
            <text:p>/home/developer/Projects/Code/AZDiffRadio/outputs/classif_2/007-F-87/Dataset/series_by_id/1.3.46.670589.33.1.63837029670551863400001.4767352654215964939/nifti/1.3.46.670589.33.1.63837029670551863400001.4767352654215964939.nii.gz</text:p>
          </table:table-cell>
          <table:table-cell office:value-type="string" calcext:value-type="string">
            <text:p>/mnt/localstore1/H003/007-F-87/Mediplan3D/Slicer-exports/1.3.46.670589.33.1.63837029670551863400001.4767352654215964939_stem_original.vtp</text:p>
          </table:table-cell>
          <table:table-cell office:value-type="string" calcext:value-type="string">
            <text:p>/mnt/localstore1/H003/007-F-87/Mediplan3D/Slicer-exports/1.3.46.670589.33.1.63837029670551863400001.4767352654215964939_stem_metrics.xml</text:p>
          </table:table-cell>
          <table:table-cell office:value-type="string" calcext:value-type="string">
            <text:p>2025-12-09T23:45:27.340944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8-F-40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60917523" calcext:value-type="float">
            <text:p>-60917523</text:p>
          </table:table-cell>
          <table:table-cell office:value-type="float" office:value="35534825" calcext:value-type="float">
            <text:p>35534825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3619.2.416.304672892622426119602055526425572779520_stack_03.nii.gz</text:p>
          </table:table-cell>
          <table:table-cell office:value-type="string" calcext:value-type="string">
            <text:p>/home/developer/Projects/Code/AZDiffRadio/outputs/classif_2/008-F-40/Dataset/series_by_id/1.2.840.113619.2.416.304672892622426119602055526425572779520/stacks/stack_03/nifti/1.2.840.113619.2.416.304672892622426119602055526425572779520_stack_03.nii.gz</text:p>
          </table:table-cell>
          <table:table-cell office:value-type="string" calcext:value-type="string">
            <text:p>/mnt/localstore1/H003/008-F-40/Mediplan3D/Slicer-exports/1.2.840.113619.2.416.304672892622426119602055526425572779520_stack_03_stem_original.vtp</text:p>
          </table:table-cell>
          <table:table-cell office:value-type="string" calcext:value-type="string">
            <text:p>/mnt/localstore1/H003/008-F-40/Mediplan3D/Slicer-exports/1.2.840.113619.2.416.304672892622426119602055526425572779520_stack_03_stem_metrics.xml</text:p>
          </table:table-cell>
          <table:table-cell office:value-type="string" calcext:value-type="string">
            <text:p>2025-12-09T23:45:42.293787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14" calcext:value-type="float">
            <text:p>8314</text:p>
          </table:table-cell>
          <table:table-cell office:value-type="float" office:value="81.5578" calcext:value-type="float">
            <text:p>81.55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09-F-83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77" calcext:value-type="float">
            <text:p>-77</text:p>
          </table:table-cell>
          <table:table-cell office:value-type="float" office:value="606" calcext:value-type="float">
            <text:p>606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3619.2.416.280121663397063837067761677027928059628_stack_03.nii.gz</text:p>
          </table:table-cell>
          <table:table-cell office:value-type="string" calcext:value-type="string">
            <text:p>/home/developer/Projects/Code/AZDiffRadio/outputs/classif_2/009-F-83/Dataset/series_by_id/1.2.840.113619.2.416.280121663397063837067761677027928059628/stacks/stack_03/nifti/1.2.840.113619.2.416.280121663397063837067761677027928059628_stack_03.nii.gz</text:p>
          </table:table-cell>
          <table:table-cell office:value-type="string" calcext:value-type="string">
            <text:p>/mnt/localstore1/H003/009-F-83/Mediplan3D/Slicer-exports/1.2.840.113619.2.416.280121663397063837067761677027928059628_stack_03_stem_original.vtp</text:p>
          </table:table-cell>
          <table:table-cell office:value-type="string" calcext:value-type="string">
            <text:p>/mnt/localstore1/H003/009-F-83/Mediplan3D/Slicer-exports/1.2.840.113619.2.416.280121663397063837067761677027928059628_stack_03_stem_metrics.xml</text:p>
          </table:table-cell>
          <table:table-cell office:value-type="string" calcext:value-type="string">
            <text:p>2025-12-09T23:45:57.024312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8" calcext:value-type="float">
            <text:p>9678</text:p>
          </table:table-cell>
          <table:table-cell office:value-type="float" office:value="94.9382" calcext:value-type="float">
            <text:p>94.9382</text:p>
          </table:table-cell>
          <table:table-cell office:value-type="float" office:value="488" calcext:value-type="float">
            <text:p>488</text:p>
          </table:table-cell>
          <table:table-cell office:value-type="float" office:value="4.7871" calcext:value-type="float">
            <text:p>4.7871</text:p>
          </table:table-cell>
          <table:table-cell office:value-type="float" office:value="28" calcext:value-type="float">
            <text:p>28</text:p>
          </table:table-cell>
          <table:table-cell office:value-type="float" office:value="0.2747" calcext:value-type="float">
            <text:p>0.2747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10-F-41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1019" calcext:value-type="float">
            <text:p>-1019</text:p>
          </table:table-cell>
          <table:table-cell office:value-type="float" office:value="1303" calcext:value-type="float">
            <text:p>1303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3619.2.416.88502088915049648511528962849821012361_stack_03.nii.gz</text:p>
          </table:table-cell>
          <table:table-cell office:value-type="string" calcext:value-type="string">
            <text:p>/home/developer/Projects/Code/AZDiffRadio/outputs/classif_2/010-F-41/Dataset/series_by_id/1.2.840.113619.2.416.88502088915049648511528962849821012361/stacks/stack_03/nifti/1.2.840.113619.2.416.88502088915049648511528962849821012361_stack_03.nii.gz</text:p>
          </table:table-cell>
          <table:table-cell office:value-type="string" calcext:value-type="string">
            <text:p>/mnt/localstore1/H003/010-F-41/Mediplan3D/Slicer-exports/1.2.840.113619.2.416.88502088915049648511528962849821012361_stack_03_stem_original.vtp</text:p>
          </table:table-cell>
          <table:table-cell office:value-type="string" calcext:value-type="string">
            <text:p>/mnt/localstore1/H003/010-F-41/Mediplan3D/Slicer-exports/1.2.840.113619.2.416.88502088915049648511528962849821012361_stack_03_stem_metrics.xml</text:p>
          </table:table-cell>
          <table:table-cell office:value-type="string" calcext:value-type="string">
            <text:p>2025-12-09T23:46:11.909215Z</text:p>
          </table:table-cell>
          <table:table-cell office:value-type="float" office:value="19" calcext:value-type="float">
            <text:p>19</text:p>
          </table:table-cell>
          <table:table-cell office:value-type="float" office:value="0.1864" calcext:value-type="float">
            <text:p>0.1864</text:p>
          </table:table-cell>
          <table:table-cell office:value-type="float" office:value="7554" calcext:value-type="float">
            <text:p>7554</text:p>
          </table:table-cell>
          <table:table-cell office:value-type="float" office:value="74.1024" calcext:value-type="float">
            <text:p>74.1024</text:p>
          </table:table-cell>
          <table:table-cell office:value-type="float" office:value="1837" calcext:value-type="float">
            <text:p>1837</text:p>
          </table:table-cell>
          <table:table-cell office:value-type="float" office:value="18.0204" calcext:value-type="float">
            <text:p>18.0204</text:p>
          </table:table-cell>
          <table:table-cell office:value-type="float" office:value="359" calcext:value-type="float">
            <text:p>359</text:p>
          </table:table-cell>
          <table:table-cell office:value-type="float" office:value="3.5217" calcext:value-type="float">
            <text:p>3.5217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11-F-54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428" calcext:value-type="float">
            <text:p>-428</text:p>
          </table:table-cell>
          <table:table-cell office:value-type="float" office:value="2000" calcext:value-type="float">
            <text:p>2000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3619.2.416.154329578107230525325724120376429504045_stack_03.nii.gz</text:p>
          </table:table-cell>
          <table:table-cell office:value-type="string" calcext:value-type="string">
            <text:p>/home/developer/Projects/Code/AZDiffRadio/outputs/classif_2/011-F-54/Dataset/series_by_id/1.2.840.113619.2.416.154329578107230525325724120376429504045/stacks/stack_03/nifti/1.2.840.113619.2.416.154329578107230525325724120376429504045_stack_03.nii.gz</text:p>
          </table:table-cell>
          <table:table-cell office:value-type="string" calcext:value-type="string">
            <text:p>/mnt/localstore1/H003/011-F-54/Mediplan3D/Slicer-exports/1.2.840.113619.2.416.154329578107230525325724120376429504045_stack_03_stem_original.vtp</text:p>
          </table:table-cell>
          <table:table-cell office:value-type="string" calcext:value-type="string">
            <text:p>/mnt/localstore1/H003/011-F-54/Mediplan3D/Slicer-exports/1.2.840.113619.2.416.154329578107230525325724120376429504045_stack_03_stem_metrics.xml</text:p>
          </table:table-cell>
          <table:table-cell office:value-type="string" calcext:value-type="string">
            <text:p>2025-12-09T23:46:26.406766Z</text:p>
          </table:table-cell>
          <table:table-cell office:value-type="float" office:value="813" calcext:value-type="float">
            <text:p>813</text:p>
          </table:table-cell>
          <table:table-cell office:value-type="float" office:value="7.9753" calcext:value-type="float">
            <text:p>7.9753</text:p>
          </table:table-cell>
          <table:table-cell office:value-type="float" office:value="5747" calcext:value-type="float">
            <text:p>5747</text:p>
          </table:table-cell>
          <table:table-cell office:value-type="float" office:value="56.3763" calcext:value-type="float">
            <text:p>56.3763</text:p>
          </table:table-cell>
          <table:table-cell office:value-type="float" office:value="1970" calcext:value-type="float">
            <text:p>1970</text:p>
          </table:table-cell>
          <table:table-cell office:value-type="float" office:value="19.3251" calcext:value-type="float">
            <text:p>19.3251</text:p>
          </table:table-cell>
          <table:table-cell office:value-type="float" office:value="986" calcext:value-type="float">
            <text:p>986</text:p>
          </table:table-cell>
          <table:table-cell office:value-type="float" office:value="9.6724" calcext:value-type="float">
            <text:p>9.6724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12-M-74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3.46.670589.33.1.63829161729604660300004.4779804607562183789.nii.gz</text:p>
          </table:table-cell>
          <table:table-cell office:value-type="string" calcext:value-type="string">
            <text:p>/home/developer/Projects/Code/AZDiffRadio/outputs/classif_2/012-M-74/Dataset/series_by_id/1.3.46.670589.33.1.63829161729604660300004.4779804607562183789/nifti/1.3.46.670589.33.1.63829161729604660300004.4779804607562183789.nii.gz</text:p>
          </table:table-cell>
          <table:table-cell office:value-type="string" calcext:value-type="string">
            <text:p>/mnt/localstore1/H003/012-M-74/Mediplan3D/Slicer-exports/1.3.46.670589.33.1.63829161729604660300004.4779804607562183789_stem_original.vtp</text:p>
          </table:table-cell>
          <table:table-cell office:value-type="string" calcext:value-type="string">
            <text:p>/mnt/localstore1/H003/012-M-74/Mediplan3D/Slicer-exports/1.3.46.670589.33.1.63829161729604660300004.4779804607562183789_stem_metrics.xml</text:p>
          </table:table-cell>
          <table:table-cell office:value-type="string" calcext:value-type="string">
            <text:p>2025-12-09T23:46:41.997488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13-F-81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3.46.670589.33.1.63828549743236925000003.4985465118747613432.nii.gz</text:p>
          </table:table-cell>
          <table:table-cell office:value-type="string" calcext:value-type="string">
            <text:p>/home/developer/Projects/Code/AZDiffRadio/outputs/classif_2/013-F-81/Dataset/series_by_id/1.3.46.670589.33.1.63828549743236925000003.4985465118747613432/nifti/1.3.46.670589.33.1.63828549743236925000003.4985465118747613432.nii.gz</text:p>
          </table:table-cell>
          <table:table-cell office:value-type="string" calcext:value-type="string">
            <text:p>/mnt/localstore1/H003/013-F-81/Mediplan3D/Slicer-exports/1.3.46.670589.33.1.63828549743236925000003.4985465118747613432_stem_original.vtp</text:p>
          </table:table-cell>
          <table:table-cell office:value-type="string" calcext:value-type="string">
            <text:p>/mnt/localstore1/H003/013-F-81/Mediplan3D/Slicer-exports/1.3.46.670589.33.1.63828549743236925000003.4985465118747613432_stem_metrics.xml</text:p>
          </table:table-cell>
          <table:table-cell office:value-type="string" calcext:value-type="string">
            <text:p>2025-12-09T23:46:56.866642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14-M-65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482" calcext:value-type="float">
            <text:p>-482</text:p>
          </table:table-cell>
          <table:table-cell office:value-type="float" office:value="3071" calcext:value-type="float">
            <text:p>3071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3.46.670589.33.1.63827950255467861600004.4736978582790340532.nii.gz</text:p>
          </table:table-cell>
          <table:table-cell office:value-type="string" calcext:value-type="string">
            <text:p>/home/developer/Projects/Code/AZDiffRadio/outputs/classif_2/014-M-65/Dataset/series_by_id/1.3.46.670589.33.1.63827950255467861600004.4736978582790340532/nifti/1.3.46.670589.33.1.63827950255467861600004.4736978582790340532.nii.gz</text:p>
          </table:table-cell>
          <table:table-cell office:value-type="string" calcext:value-type="string">
            <text:p>/mnt/localstore1/H003/014-M-65/Mediplan3D/Slicer-exports/1.3.46.670589.33.1.63827950255467861600004.4736978582790340532_stem_original.vtp</text:p>
          </table:table-cell>
          <table:table-cell office:value-type="string" calcext:value-type="string">
            <text:p>/mnt/localstore1/H003/014-M-65/Mediplan3D/Slicer-exports/1.3.46.670589.33.1.63827950255467861600004.4736978582790340532_stem_metrics.xml</text:p>
          </table:table-cell>
          <table:table-cell office:value-type="string" calcext:value-type="string">
            <text:p>2025-12-09T23:47:12.398457Z</text:p>
          </table:table-cell>
          <table:table-cell office:value-type="float" office:value="1825" calcext:value-type="float">
            <text:p>1825</text:p>
          </table:table-cell>
          <table:table-cell office:value-type="float" office:value="17.9027" calcext:value-type="float">
            <text:p>17.9027</text:p>
          </table:table-cell>
          <table:table-cell office:value-type="float" office:value="3047" calcext:value-type="float">
            <text:p>3047</text:p>
          </table:table-cell>
          <table:table-cell office:value-type="float" office:value="29.8901" calcext:value-type="float">
            <text:p>29.8901</text:p>
          </table:table-cell>
          <table:table-cell office:value-type="float" office:value="1777" calcext:value-type="float">
            <text:p>1777</text:p>
          </table:table-cell>
          <table:table-cell office:value-type="float" office:value="17.4318" calcext:value-type="float">
            <text:p>17.4318</text:p>
          </table:table-cell>
          <table:table-cell office:value-type="float" office:value="1830" calcext:value-type="float">
            <text:p>1830</text:p>
          </table:table-cell>
          <table:table-cell office:value-type="float" office:value="17.9517" calcext:value-type="float">
            <text:p>17.9517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003</text:p>
          </table:table-cell>
          <table:table-cell office:value-type="string" calcext:value-type="string">
            <text:p>016-M-81</text:p>
          </table:table-cell>
          <table:table-cell office:value-type="string" calcext:value-type="string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03534123_1</text:p>
          </table:table-cell>
          <table:table-cell office:value-type="string" calcext:value-type="string">
            <text:p>VolumeScalars</text:p>
          </table:table-cell>
          <table:table-cell office:value-type="float" office:value="-397" calcext:value-type="float">
            <text:p>-397</text:p>
          </table:table-cell>
          <table:table-cell office:value-type="float" office:value="1061" calcext:value-type="float">
            <text:p>1061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1.2.840.113619.2.416.76658775227516848964472086060204283811_stack_03.nii.gz</text:p>
          </table:table-cell>
          <table:table-cell office:value-type="string" calcext:value-type="string">
            <text:p>/home/developer/Projects/Code/AZDiffRadio/outputs/classif_2/016-M-81/Dataset/series_by_id/1.2.840.113619.2.416.76658775227516848964472086060204283811/stacks/stack_03/nifti/1.2.840.113619.2.416.76658775227516848964472086060204283811_stack_03.nii.gz</text:p>
          </table:table-cell>
          <table:table-cell office:value-type="string" calcext:value-type="string">
            <text:p>/mnt/localstore1/H003/016-M-81/Mediplan3D/Slicer-exports/1.2.840.113619.2.416.76658775227516848964472086060204283811_stack_03_stem_original.vtp</text:p>
          </table:table-cell>
          <table:table-cell office:value-type="string" calcext:value-type="string">
            <text:p>/mnt/localstore1/H003/016-M-81/Mediplan3D/Slicer-exports/1.2.840.113619.2.416.76658775227516848964472086060204283811_stack_03_stem_metrics.xml</text:p>
          </table:table-cell>
          <table:table-cell office:value-type="string" calcext:value-type="string">
            <text:p>2025-12-09T23:47:27.508765Z</text:p>
          </table:table-cell>
          <table:table-cell office:value-type="float" office:value="2" calcext:value-type="float">
            <text:p>2</text:p>
          </table:table-cell>
          <table:table-cell office:value-type="float" office:value="0.0196" calcext:value-type="float">
            <text:p>0.0196</text:p>
          </table:table-cell>
          <table:table-cell office:value-type="float" office:value="8447" calcext:value-type="float">
            <text:p>8447</text:p>
          </table:table-cell>
          <table:table-cell office:value-type="float" office:value="82.8625" calcext:value-type="float">
            <text:p>82.8625</text:p>
          </table:table-cell>
          <table:table-cell office:value-type="float" office:value="1417" calcext:value-type="float">
            <text:p>1417</text:p>
          </table:table-cell>
          <table:table-cell office:value-type="float" office:value="13.9003" calcext:value-type="float">
            <text:p>13.9003</text:p>
          </table:table-cell>
          <table:table-cell office:value-type="float" office:value="122" calcext:value-type="float">
            <text:p>122</text:p>
          </table:table-cell>
          <table:table-cell office:value-type="float" office:value="1.1968" calcext:value-type="float">
            <text:p>1.1968</text:p>
          </table:table-cell>
          <table:table-cell table:number-columns-repeated="16356"/>
        </table:table-row>
      </table:table>
      <table:table table:name="Users" table:style-name="ta2">
        <table:table-column table:style-name="co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number-columns-repeated="16373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Total Points</text:p>
          </table:table-cell>
          <table:table-cell office:value-type="string" calcext:value-type="string">
            <text:p>Cortical Count</text:p>
          </table:table-cell>
          <table:table-cell office:value-type="string" calcext:value-type="string">
            <text:p>Cortical Percent (%)</text:p>
          </table:table-cell>
          <table:table-cell office:value-type="string" calcext:value-type="string">
            <text:p>Loosening Count</text:p>
          </table:table-cell>
          <table:table-cell office:value-type="string" calcext:value-type="string">
            <text:p>Loosening Percent (%)</text:p>
          </table:table-cell>
          <table:table-cell office:value-type="string" calcext:value-type="string">
            <text:p>MicroMove Count</text:p>
          </table:table-cell>
          <table:table-cell office:value-type="string" calcext:value-type="string">
            <text:p>MicroMove Percent (%)</text:p>
          </table:table-cell>
          <table:table-cell office:value-type="string" calcext:value-type="string">
            <text:p>Stable Count</text:p>
          </table:table-cell>
          <table:table-cell office:value-type="string" calcext:value-type="string">
            <text:p>Stable Percent (%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001</text:p>
          </table:table-cell>
          <table:table-cell office:value-type="float" office:value="15" calcext:value-type="float">
            <text:p>15</text:p>
          </table:table-cell>
          <table:table-cell office:value-type="float" office:value="519724" calcext:value-type="float">
            <text:p>519724</text:p>
          </table:table-cell>
          <table:table-cell office:value-type="float" office:value="16248" calcext:value-type="float">
            <text:p>16248</text:p>
          </table:table-cell>
          <table:table-cell office:value-type="float" office:value="3.12627471504106" calcext:value-type="float">
            <text:p>3.12627471504106</text:p>
          </table:table-cell>
          <table:table-cell office:value-type="float" office:value="335504" calcext:value-type="float">
            <text:p>335504</text:p>
          </table:table-cell>
          <table:table-cell office:value-type="float" office:value="64.5542634167366" calcext:value-type="float">
            <text:p>64.5542634167366</text:p>
          </table:table-cell>
          <table:table-cell office:value-type="float" office:value="86811" calcext:value-type="float">
            <text:p>86811</text:p>
          </table:table-cell>
          <table:table-cell office:value-type="float" office:value="16.703288668601" calcext:value-type="float">
            <text:p>16.703288668601</text:p>
          </table:table-cell>
          <table:table-cell office:value-type="float" office:value="32975" calcext:value-type="float">
            <text:p>32975</text:p>
          </table:table-cell>
          <table:table-cell office:value-type="float" office:value="6.3447137326735" calcext:value-type="float">
            <text:p>6.34471373267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002</text:p>
          </table:table-cell>
          <table:table-cell office:value-type="float" office:value="15" calcext:value-type="float">
            <text:p>15</text:p>
          </table:table-cell>
          <table:table-cell office:value-type="float" office:value="570868" calcext:value-type="float">
            <text:p>570868</text:p>
          </table:table-cell>
          <table:table-cell office:value-type="float" office:value="9162" calcext:value-type="float">
            <text:p>9162</text:p>
          </table:table-cell>
          <table:table-cell office:value-type="float" office:value="1.60492443086668" calcext:value-type="float">
            <text:p>1.60492443086668</text:p>
          </table:table-cell>
          <table:table-cell office:value-type="float" office:value="378098" calcext:value-type="float">
            <text:p>378098</text:p>
          </table:table-cell>
          <table:table-cell office:value-type="float" office:value="66.2321237133628" calcext:value-type="float">
            <text:p>66.2321237133628</text:p>
          </table:table-cell>
          <table:table-cell office:value-type="float" office:value="68024" calcext:value-type="float">
            <text:p>68024</text:p>
          </table:table-cell>
          <table:table-cell office:value-type="float" office:value="11.9158894875873" calcext:value-type="float">
            <text:p>11.9158894875873</text:p>
          </table:table-cell>
          <table:table-cell office:value-type="float" office:value="28783" calcext:value-type="float">
            <text:p>28783</text:p>
          </table:table-cell>
          <table:table-cell office:value-type="float" office:value="5.04197117372142" calcext:value-type="float">
            <text:p>5.041971173721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003</text:p>
          </table:table-cell>
          <table:table-cell office:value-type="float" office:value="15" calcext:value-type="float">
            <text:p>15</text:p>
          </table:table-cell>
          <table:table-cell office:value-type="float" office:value="156078" calcext:value-type="float">
            <text:p>156078</text:p>
          </table:table-cell>
          <table:table-cell office:value-type="float" office:value="2701" calcext:value-type="float">
            <text:p>2701</text:p>
          </table:table-cell>
          <table:table-cell office:value-type="float" office:value="1.7305449839183" calcext:value-type="float">
            <text:p>1.7305449839183</text:p>
          </table:table-cell>
          <table:table-cell office:value-type="float" office:value="114932" calcext:value-type="float">
            <text:p>114932</text:p>
          </table:table-cell>
          <table:table-cell office:value-type="float" office:value="73.6375402042569" calcext:value-type="float">
            <text:p>73.6375402042569</text:p>
          </table:table-cell>
          <table:table-cell office:value-type="float" office:value="9860" calcext:value-type="float">
            <text:p>9860</text:p>
          </table:table-cell>
          <table:table-cell office:value-type="float" office:value="6.3173541434411" calcext:value-type="float">
            <text:p>6.3173541434411</text:p>
          </table:table-cell>
          <table:table-cell office:value-type="float" office:value="4042" calcext:value-type="float">
            <text:p>4042</text:p>
          </table:table-cell>
          <table:table-cell office:value-type="float" office:value="2.58973077563782" calcext:value-type="float">
            <text:p>2.58973077563782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ses" style:display-name="PageStyle_Ca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2-09T23:48:41</meta:creation-date>
    <dc:date>2025-12-10T01:54:05.212837818</dc:date>
    <meta:generator>LibreOffice/24.2.7.2$Linux_X86_64 LibreOffice_project/420$Build-2</meta:generator>
    <meta:editing-duration>PT3M26S</meta:editing-duration>
    <meta:editing-cycles>1</meta:editing-cycles>
    <meta:document-statistic meta:table-count="2" meta:cell-count="1332" meta:object-count="0"/>
    <meta:user-defined meta:name="AppVersion">3.1</meta:user-defined>
  </office:meta>
</office:document-meta>
</file>